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8.087cm"/>
    </style:style>
    <style:style style:name="co10" style:family="table-column">
      <style:table-column-properties fo:break-before="auto" style:column-width="6.89cm"/>
    </style:style>
    <style:style style:name="co11" style:family="table-column">
      <style:table-column-properties fo:break-before="auto" style:column-width="7.8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5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number-columns-repeated="48" table:default-cell-style-name="ce3"/>
        <table:table-row table:style-name="ro1"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Alpha</text:p>
          </table:table-cell>
          <table:table-cell table:style-name="ce1" office:value-type="string" calcext:value-type="string">
            <text:p>Max Degree</text:p>
          </table:table-cell>
          <table:table-cell table:style-name="ce5" office:value-type="string" calcext:value-type="string">
            <text:p>Lower Bound</text:p>
          </table:table-cell>
          <table:table-cell table:style-name="ce15" office:value-type="string" calcext:value-type="string">
            <text:p>Probability of extinction</text:p>
          </table:table-cell>
          <table:table-cell table:style-name="ce1" office:value-type="string" calcext:value-type="string">
            <text:p>Dati = 1</text:p>
          </table:table-cell>
          <table:table-cell table:style-name="ce1" office:value-type="string" calcext:value-type="string">
            <text:p>DATI &lt;= 2</text:p>
          </table:table-cell>
          <table:table-cell table:style-name="ce1" office:value-type="string" calcext:value-type="string">
            <text:p>DATI &lt;= 3</text:p>
          </table:table-cell>
          <table:table-cell table:style-name="ce1" office:value-type="string" calcext:value-type="string">
            <text:p>DATI &lt;= 4</text:p>
          </table:table-cell>
          <table:table-cell table:style-name="ce1" office:value-type="string" calcext:value-type="string">
            <text:p>DATI &lt;= 2 – Formula</text:p>
          </table:table-cell>
          <table:table-cell table:style-name="ce1" office:value-type="string" calcext:value-type="string">
            <text:p>DATI &lt;= 3 – Formula</text:p>
          </table:table-cell>
          <table:table-cell table:style-name="ce1" office:value-type="string" calcext:value-type="string">
            <text:p>DATI &lt;= 4 – Formula</text:p>
          </table:table-cell>
          <table:table-cell table:style-name="ce1"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1813</text:p>
          </table:table-cell>
          <table:table-cell table:formula="of:=(1/(1+[.A2]*[.C2]))" office:value-type="float" office:value="0.216169476869866" calcext:value-type="float">
            <text:p>0,22</text:p>
          </table:table-cell>
          <table:table-cell office:value-type="float" office:value="0.335685293433388" calcext:value-type="float">
            <text:p>0,34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office:value-type="float" office:value="0.47" calcext:value-type="float">
            <text:p>0,47</text:p>
          </table:table-cell>
          <table:table-cell office:value-type="float" office:value="0.59" calcext:value-type="float">
            <text:p>0,59</text:p>
          </table:table-cell>
          <table:table-cell table:formula="of:=[.G2]-[.E2]" office:value-type="float" office:value="-0.0456852934333881" calcext:value-type="float">
            <text:p>-0,045685293433388</text:p>
          </table:table-cell>
          <table:table-cell table:formula="of:=[.H2]-[.$E2]" office:value-type="float" office:value="0.134314706566612" calcext:value-type="float">
            <text:p>0,134314706566612</text:p>
          </table:table-cell>
          <table:table-cell table:formula="of:=[.I2]-[.$E2]" office:value-type="float" office:value="0.254314706566612" calcext:value-type="float">
            <text:p>0,254314706566612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1071</text:p>
          </table:table-cell>
          <table:table-cell table:formula="of:=(1/(1+[.A3]*[.C3]))" office:value-type="float" office:value="0.318268618714195" calcext:value-type="float">
            <text:p>0,32</text:p>
          </table:table-cell>
          <table:table-cell office:value-type="float" office:value="0.519680806741531" calcext:value-type="float">
            <text:p>0,52</text:p>
          </table:table-cell>
          <table:table-cell office:value-type="float" office:value="0.3" calcext:value-type="float">
            <text:p>0,3</text:p>
          </table:table-cell>
          <table:table-cell office:value-type="float" office:value="0.44" calcext:value-type="float">
            <text:p>0,44</text:p>
          </table:table-cell>
          <table:table-cell office:value-type="float" office:value="0.67" calcext:value-type="float">
            <text:p>0,67</text:p>
          </table:table-cell>
          <table:table-cell office:value-type="float" office:value="0.82" calcext:value-type="float">
            <text:p>0,82</text:p>
          </table:table-cell>
          <table:table-cell table:formula="of:=[.G3]-[.E3]" office:value-type="float" office:value="-0.0796808067415311" calcext:value-type="float">
            <text:p>-0,079680806741531</text:p>
          </table:table-cell>
          <table:table-cell table:formula="of:=[.H3]-[.E3]" office:value-type="float" office:value="0.150319193258469" calcext:value-type="float">
            <text:p>0,150319193258469</text:p>
          </table:table-cell>
          <table:table-cell table:formula="of:=[.I3]-[.$E3]" office:value-type="float" office:value="0.300319193258469" calcext:value-type="float">
            <text:p>0,300319193258469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723</text:p>
          </table:table-cell>
          <table:table-cell table:formula="of:=(1/(1+[.A4]*[.C4]))" office:value-type="float" office:value="0.408830744071954" calcext:value-type="float">
            <text:p>0,41</text:p>
          </table:table-cell>
          <table:table-cell office:value-type="float" office:value="0.658825981725808" calcext:value-type="float">
            <text:p>0,66</text:p>
          </table:table-cell>
          <table:table-cell office:value-type="float" office:value="0.32" calcext:value-type="float">
            <text:p>0,32</text:p>
          </table:table-cell>
          <table:table-cell office:value-type="float" office:value="0.58" calcext:value-type="float">
            <text:p>0,58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  <table:table-cell table:formula="of:=[.G4]-[.E4]" office:value-type="float" office:value="-0.0788259817258081" calcext:value-type="float">
            <text:p>-0,078825981725808</text:p>
          </table:table-cell>
          <table:table-cell table:formula="of:=[.H4]-[.E4]" office:value-type="float" office:value="0.101174018274192" calcext:value-type="float">
            <text:p>0,101174018274192</text:p>
          </table:table-cell>
          <table:table-cell table:formula="of:=[.I4]-[.$E4]" office:value-type="float" office:value="0.181174018274192" calcext:value-type="float">
            <text:p>0,181174018274192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266</text:p>
          </table:table-cell>
          <table:table-cell table:formula="of:=(1/(1+[.A5]*[.C5]))" office:value-type="float" office:value="0.652741514360313" calcext:value-type="float">
            <text:p>0,65</text:p>
          </table:table-cell>
          <table:table-cell office:value-type="float" office:value="0.858296708527969" calcext:value-type="float">
            <text:p>0,86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formula="of:=[.G5]-[.E5]" office:value-type="float" office:value="0.021703291472031" calcext:value-type="float">
            <text:p>0,021703291472031</text:p>
          </table:table-cell>
          <table:table-cell table:formula="of:=[.H5]-[.E5]" office:value-type="float" office:value="0.111703291472031" calcext:value-type="float">
            <text:p>0,111703291472031</text:p>
          </table:table-cell>
          <table:table-cell table:formula="of:=[.I5]-[.$E5]" office:value-type="float" office:value="0.131703291472031" calcext:value-type="float">
            <text:p>0,131703291472031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498</text:p>
          </table:table-cell>
          <table:table-cell table:formula="of:=(1/(1+[.A6]*[.C6]))" office:value-type="float" office:value="0.501002004008016" calcext:value-type="float">
            <text:p>0,50</text:p>
          </table:table-cell>
          <table:table-cell office:value-type="float" office:value="0.784487651205663" calcext:value-type="float">
            <text:p>0,78</text:p>
          </table:table-cell>
          <table:table-cell office:value-type="float" office:value="0.52" calcext:value-type="float">
            <text:p>0,52</text:p>
          </table:table-cell>
          <table:table-cell office:value-type="float" office:value="0.78" calcext:value-type="float">
            <text:p>0,78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table:formula="of:=[.G6]-[.E6]" office:value-type="float" office:value="-0.00448765120566308" calcext:value-type="float">
            <text:p>-0,004487651205663</text:p>
          </table:table-cell>
          <table:table-cell table:formula="of:=[.H6]-[.E6]" office:value-type="float" office:value="0.145512348794337" calcext:value-type="float">
            <text:p>0,145512348794337</text:p>
          </table:table-cell>
          <table:table-cell table:formula="of:=[.I6]-[.$E6]" office:value-type="float" office:value="0.185512348794337" calcext:value-type="float">
            <text:p>0,185512348794337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157</text:p>
          </table:table-cell>
          <table:table-cell table:formula="of:=(1/(1+[.A7]*[.C7]))" office:value-type="float" office:value="0.76103500761035" calcext:value-type="float">
            <text:p>0,76</text:p>
          </table:table-cell>
          <table:table-cell office:value-type="float" office:value="0.927689912516275" calcext:value-type="float">
            <text:p>0,93</text:p>
          </table:table-cell>
          <table:table-cell office:value-type="float" office:value="0.67" calcext:value-type="float">
            <text:p>0,67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formula="of:=[.G7]-[.E7]" office:value-type="float" office:value="-0.00768991251627504" calcext:value-type="float">
            <text:p>-0,007689912516275</text:p>
          </table:table-cell>
          <table:table-cell table:formula="of:=[.H7]-[.E7]" office:value-type="float" office:value="0.0523100874837249" calcext:value-type="float">
            <text:p>0,052310087483725</text:p>
          </table:table-cell>
          <table:table-cell table:formula="of:=[.I7]-[.$E7]" office:value-type="float" office:value="0.0723100874837249" calcext:value-type="float">
            <text:p>0,072310087483725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19</text:p>
          </table:table-cell>
          <table:table-cell table:formula="of:=(1/(1+[.A8]*[.C8]))" office:value-type="float" office:value="0.807754442649435" calcext:value-type="float">
            <text:p>0,81</text:p>
          </table:table-cell>
          <table:table-cell office:value-type="float" office:value="0.949169741473489" calcext:value-type="float">
            <text:p>0,95</text:p>
          </table:table-cell>
          <table:table-cell office:value-type="float" office:value="0.87" calcext:value-type="float">
            <text:p>0,87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-[.E8]" office:value-type="float" office:value="0.0408302585265109" calcext:value-type="float">
            <text:p>0,040830258526511</text:p>
          </table:table-cell>
          <table:table-cell table:formula="of:=[.H8]-[.E8]" office:value-type="float" office:value="0.0508302585265109" calcext:value-type="float">
            <text:p>0,050830258526511</text:p>
          </table:table-cell>
          <table:table-cell table:formula="of:=[.I8]-[.$E8]" office:value-type="float" office:value="0.0508302585265109" calcext:value-type="float">
            <text:p>0,050830258526511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71</text:p>
          </table:table-cell>
          <table:table-cell table:formula="of:=(1/(1+[.A9]*[.C9]))" office:value-type="float" office:value="0.875656742556918" calcext:value-type="float">
            <text:p>0,88</text:p>
          </table:table-cell>
          <table:table-cell office:value-type="float" office:value="0.971772709949881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formula="of:=[.G9]-[.E9]" office:value-type="float" office:value="0.0182272900501189" calcext:value-type="float">
            <text:p>0,018227290050119</text:p>
          </table:table-cell>
          <table:table-cell table:formula="of:=[.H9]-[.E9]" office:value-type="float" office:value="0.0182272900501189" calcext:value-type="float">
            <text:p>0,018227290050119</text:p>
          </table:table-cell>
          <table:table-cell table:formula="of:=[.I9]-[.$E9]" office:value-type="float" office:value="0.0282272900501189" calcext:value-type="float">
            <text:p>0,028227290050119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56</text:p>
          </table:table-cell>
          <table:table-cell table:formula="of:=(1/(1+[.A10]*[.C10]))" office:value-type="float" office:value="0.899280575539568" calcext:value-type="float">
            <text:p>0,90</text:p>
          </table:table-cell>
          <table:table-cell office:value-type="float" office:value="0.979551343098691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]-[.E10]" office:value-type="float" office:value="0.0204486569013089" calcext:value-type="float">
            <text:p>0,020448656901309</text:p>
          </table:table-cell>
          <table:table-cell table:formula="of:=[.H10]-[.E10]" office:value-type="float" office:value="0.0204486569013089" calcext:value-type="float">
            <text:p>0,020448656901309</text:p>
          </table:table-cell>
          <table:table-cell table:formula="of:=[.I10]-[.$E10]" office:value-type="float" office:value="0.0204486569013089" calcext:value-type="float">
            <text:p>0,020448656901309</text:p>
          </table:table-cell>
          <table:table-cell table:number-columns-repeated="48"/>
        </table:table-row>
        <table:table-row table:style-name="ro2">
          <table:table-cell table:style-name="ce2" office:value-type="float" office:value="0.002" calcext:value-type="float">
            <text:p>0,002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50</text:p>
          </table:table-cell>
          <table:table-cell table:formula="of:=(1/(1+[.A11]*[.C11]))" office:value-type="float" office:value="0.909090909090909" calcext:value-type="float">
            <text:p>0,91</text:p>
          </table:table-cell>
          <table:table-cell office:value-type="float" office:value="0.98327570987901" calcext:value-type="float">
            <text:p>0,98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]-[.E11]" office:value-type="float" office:value="0.01672429012099" calcext:value-type="float">
            <text:p>0,01672429012099</text:p>
          </table:table-cell>
          <table:table-cell table:formula="of:=[.H11]-[.E11]" office:value-type="float" office:value="0.01672429012099" calcext:value-type="float">
            <text:p>0,01672429012099</text:p>
          </table:table-cell>
          <table:table-cell table:formula="of:=[.I11]-[.$E11]" office:value-type="float" office:value="0.01672429012099" calcext:value-type="float">
            <text:p>0,01672429012099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2592</text:p>
          </table:table-cell>
          <table:table-cell table:formula="of:=(1/(1+[.A12]*[.C12]))" office:value-type="float" office:value="0.00540447057806217" calcext:value-type="float">
            <text:p>0,01</text:p>
          </table:table-cell>
          <table:table-cell office:value-type="float" office:value="0.00700181762674957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3" calcext:value-type="float">
            <text:p>0,03</text:p>
          </table:table-cell>
          <table:table-cell table:formula="of:=[.G12]-[.E12]" office:value-type="float" office:value="0.0229981823732504" calcext:value-type="float">
            <text:p>0,022998182373251</text:p>
          </table:table-cell>
          <table:table-cell table:formula="of:=[.H12]-[.E12]" office:value-type="float" office:value="0.0229981823732504" calcext:value-type="float">
            <text:p>0,022998182373251</text:p>
          </table:table-cell>
          <table:table-cell table:formula="of:=[.I12]-[.$E12]" office:value-type="float" office:value="0.0229981823732504" calcext:value-type="float">
            <text:p>0,022998182373251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1882</text:p>
          </table:table-cell>
          <table:table-cell table:formula="of:=(1/(1+[.A13]*[.C13]))" office:value-type="float" office:value="0.00742820638528621" calcext:value-type="float">
            <text:p>0,01</text:p>
          </table:table-cell>
          <table:table-cell office:value-type="float" office:value="0.0112046203296793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[.G13]-[.E13]" office:value-type="float" office:value="-0.0112046203296793" calcext:value-type="float">
            <text:p>-0,011204620329679</text:p>
          </table:table-cell>
          <table:table-cell table:formula="of:=[.H13]-[.E13]" office:value-type="float" office:value="-0.0012046203296793" calcext:value-type="float">
            <text:p>-0,001204620329679</text:p>
          </table:table-cell>
          <table:table-cell table:formula="of:=[.I13]-[.$E13]" office:value-type="float" office:value="-0.0012046203296793" calcext:value-type="float">
            <text:p>-0,001204620329679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1173</text:p>
          </table:table-cell>
          <table:table-cell table:formula="of:=(1/(1+[.A14]*[.C14]))" office:value-type="float" office:value="0.0118647888660821" calcext:value-type="float">
            <text:p>0,01</text:p>
          </table:table-cell>
          <table:table-cell office:value-type="float" office:value="0.0211508501114408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formula="of:=[.G14]-[.E14]" office:value-type="float" office:value="0.0188491498885592" calcext:value-type="float">
            <text:p>0,018849149888559</text:p>
          </table:table-cell>
          <table:table-cell table:formula="of:=[.H14]-[.E14]" office:value-type="float" office:value="0.0188491498885592" calcext:value-type="float">
            <text:p>0,018849149888559</text:p>
          </table:table-cell>
          <table:table-cell table:formula="of:=[.I14]-[.$E14]" office:value-type="float" office:value="0.0288491498885592" calcext:value-type="float">
            <text:p>0,028849149888559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445</text:p>
          </table:table-cell>
          <table:table-cell table:formula="of:=(1/(1+[.A15]*[.C15]))" office:value-type="float" office:value="0.0306795520785397" calcext:value-type="float">
            <text:p>0,03</text:p>
          </table:table-cell>
          <table:table-cell office:value-type="float" office:value="0.0637852195376093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G15]-[.E15]" office:value-type="float" office:value="0.0262147804623907" calcext:value-type="float">
            <text:p>0,026214780462391</text:p>
          </table:table-cell>
          <table:table-cell table:formula="of:=[.H15]-[.E15]" office:value-type="float" office:value="0.0362147804623907" calcext:value-type="float">
            <text:p>0,036214780462391</text:p>
          </table:table-cell>
          <table:table-cell table:formula="of:=[.I15]-[.$E15]" office:value-type="float" office:value="0.0862147804623907" calcext:value-type="float">
            <text:p>0,086214780462391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118</text:p>
          </table:table-cell>
          <table:table-cell table:formula="of:=(1/(1+[.A16]*[.C16]))" office:value-type="float" office:value="0.106632544252506" calcext:value-type="float">
            <text:p>0,11</text:p>
          </table:table-cell>
          <table:table-cell office:value-type="float" office:value="0.235335115857645" calcext:value-type="float">
            <text:p>0,24</text:p>
          </table:table-cell>
          <table:table-cell office:value-type="float" office:value="0.14" calcext:value-type="float">
            <text:p>0,14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0.37" calcext:value-type="float">
            <text:p>0,37</text:p>
          </table:table-cell>
          <table:table-cell table:formula="of:=[.G16]-[.E16]" office:value-type="float" office:value="-0.015335115857645" calcext:value-type="float">
            <text:p>-0,015335115857645</text:p>
          </table:table-cell>
          <table:table-cell table:formula="of:=[.H16]-[.E16]" office:value-type="float" office:value="0.064664884142355" calcext:value-type="float">
            <text:p>0,064664884142355</text:p>
          </table:table-cell>
          <table:table-cell table:formula="of:=[.I16]-[.$E16]" office:value-type="float" office:value="0.134664884142355" calcext:value-type="float">
            <text:p>0,134664884142355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99</text:p>
          </table:table-cell>
          <table:table-cell table:formula="of:=(1/(1+[.A17]*[.C17]))" office:value-type="float" office:value="0.124548511645286" calcext:value-type="float">
            <text:p>0,12</text:p>
          </table:table-cell>
          <table:table-cell office:value-type="float" office:value="0.302302271370049" calcext:value-type="float">
            <text:p>0,3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table:formula="of:=[.G17]-[.E17]" office:value-type="float" office:value="-0.102302271370049" calcext:value-type="float">
            <text:p>-0,102302271370049</text:p>
          </table:table-cell>
          <table:table-cell table:formula="of:=[.H17]-[.E17]" office:value-type="float" office:value="-0.032302271370049" calcext:value-type="float">
            <text:p>-0,032302271370049</text:p>
          </table:table-cell>
          <table:table-cell table:formula="of:=[.I17]-[.$E17]" office:value-type="float" office:value="0.037697728629951" calcext:value-type="float">
            <text:p>0,037697728629951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44</text:p>
          </table:table-cell>
          <table:table-cell table:formula="of:=(1/(1+[.A18]*[.C18]))" office:value-type="float" office:value="0.0890947968638631" calcext:value-type="float">
            <text:p>0,09</text:p>
          </table:table-cell>
          <table:table-cell office:value-type="float" office:value="0.256757533065993" calcext:value-type="float">
            <text:p>0,26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table:formula="of:=[.G18]-[.E18]" office:value-type="float" office:value="-0.086757533065993" calcext:value-type="float">
            <text:p>-0,086757533065993</text:p>
          </table:table-cell>
          <table:table-cell table:formula="of:=[.H18]-[.E18]" office:value-type="float" office:value="-0.016757533065993" calcext:value-type="float">
            <text:p>-0,016757533065993</text:p>
          </table:table-cell>
          <table:table-cell table:formula="of:=[.I18]-[.$E18]" office:value-type="float" office:value="0.043242466934007" calcext:value-type="float">
            <text:p>0,043242466934007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92</text:p>
          </table:table-cell>
          <table:table-cell table:formula="of:=(1/(1+[.A19]*[.C19]))" office:value-type="float" office:value="0.132766861391397" calcext:value-type="float">
            <text:p>0,13</text:p>
          </table:table-cell>
          <table:table-cell office:value-type="float" office:value="0.384450971155469" calcext:value-type="float">
            <text:p>0,38</text:p>
          </table:table-cell>
          <table:table-cell office:value-type="float" office:value="0.13" calcext:value-type="float">
            <text:p>0,13</text:p>
          </table:table-cell>
          <table:table-cell office:value-type="float" office:value="0.23" calcext:value-type="float">
            <text:p>0,23</text:p>
          </table:table-cell>
          <table:table-cell office:value-type="float" office:value="0.3" calcext:value-type="float">
            <text:p>0,3</text:p>
          </table:table-cell>
          <table:table-cell office:value-type="float" office:value="0.37" calcext:value-type="float">
            <text:p>0,37</text:p>
          </table:table-cell>
          <table:table-cell table:formula="of:=[.G19]-[.E19]" office:value-type="float" office:value="-0.154450971155469" calcext:value-type="float">
            <text:p>-0,154450971155469</text:p>
          </table:table-cell>
          <table:table-cell table:formula="of:=[.H19]-[.E19]" office:value-type="float" office:value="-0.084450971155469" calcext:value-type="float">
            <text:p>-0,084450971155469</text:p>
          </table:table-cell>
          <table:table-cell table:formula="of:=[.I19]-[.$E19]" office:value-type="float" office:value="-0.0144509711554691" calcext:value-type="float">
            <text:p>-0,014450971155469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105</text:p>
          </table:table-cell>
          <table:table-cell table:formula="of:=(1/(1+[.A20]*[.C20]))" office:value-type="float" office:value="0.118273211117682" calcext:value-type="float">
            <text:p>0,12</text:p>
          </table:table-cell>
          <table:table-cell office:value-type="float" office:value="0.383039945485197" calcext:value-type="float">
            <text:p>0,38</text:p>
          </table:table-cell>
          <table:table-cell office:value-type="float" office:value="0.11" calcext:value-type="float">
            <text:p>0,11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  <table:table-cell office:value-type="float" office:value="0.44" calcext:value-type="float">
            <text:p>0,44</text:p>
          </table:table-cell>
          <table:table-cell table:formula="of:=[.G20]-[.E20]" office:value-type="float" office:value="-0.153039945485197" calcext:value-type="float">
            <text:p>-0,153039945485197</text:p>
          </table:table-cell>
          <table:table-cell table:formula="of:=[.H20]-[.E20]" office:value-type="float" office:value="-0.043039945485197" calcext:value-type="float">
            <text:p>-0,043039945485197</text:p>
          </table:table-cell>
          <table:table-cell table:formula="of:=[.I20]-[.$E20]" office:value-type="float" office:value="0.056960054514803" calcext:value-type="float">
            <text:p>0,056960054514803</text:p>
          </table:table-cell>
          <table:table-cell table:number-columns-repeated="48"/>
        </table:table-row>
        <table:table-row table:style-name="ro2">
          <table:table-cell table:style-name="ce2" office:value-type="float" office:value="0.071" calcext:value-type="float">
            <text:p>0,071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60</text:p>
          </table:table-cell>
          <table:table-cell table:formula="of:=(1/(1+[.A21]*[.C21]))" office:value-type="float" office:value="0.190114068441065" calcext:value-type="float">
            <text:p>0,19</text:p>
          </table:table-cell>
          <table:table-cell office:value-type="float" office:value="0.552215352450309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office:value-type="float" office:value="0.43" calcext:value-type="float">
            <text:p>0,43</text:p>
          </table:table-cell>
          <table:table-cell office:value-type="float" office:value="0.58" calcext:value-type="float">
            <text:p>0,58</text:p>
          </table:table-cell>
          <table:table-cell table:formula="of:=[.G21]-[.E21]" office:value-type="float" office:value="-0.262215352450309" calcext:value-type="float">
            <text:p>-0,262215352450309</text:p>
          </table:table-cell>
          <table:table-cell table:formula="of:=[.H21]-[.E21]" office:value-type="float" office:value="-0.122215352450309" calcext:value-type="float">
            <text:p>-0,122215352450309</text:p>
          </table:table-cell>
          <table:table-cell table:formula="of:=[.I21]-[.$E21]" office:value-type="float" office:value="0.0277846475496909" calcext:value-type="float">
            <text:p>0,027784647549691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2399</text:p>
          </table:table-cell>
          <table:table-cell table:formula="of:=(1/(1+[.A22]*[.C22]))" office:value-type="float" office:value="0.00298988521830647" calcext:value-type="float">
            <text:p>0,00</text:p>
          </table:table-cell>
          <table:table-cell office:value-type="float" office:value="0.00361964892522016" calcext:value-type="float">
            <text:p>0,00</text:p>
          </table:table-cell>
          <table:table-cell table:number-columns-repeated="4" office:value-type="float" office:value="0.01" calcext:value-type="float">
            <text:p>0,01</text:p>
          </table:table-cell>
          <table:table-cell table:formula="of:=[.G22]-[.E22]" office:value-type="float" office:value="0.00638035107477984" calcext:value-type="float">
            <text:p>0,00638035107478</text:p>
          </table:table-cell>
          <table:table-cell table:formula="of:=[.H22]-[.E22]" office:value-type="float" office:value="0.00638035107477984" calcext:value-type="float">
            <text:p>0,00638035107478</text:p>
          </table:table-cell>
          <table:table-cell table:formula="of:=[.I22]-[.$E22]" office:value-type="float" office:value="0.00638035107477984" calcext:value-type="float">
            <text:p>0,00638035107478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385</text:p>
          </table:table-cell>
          <table:table-cell table:formula="of:=(1/(1+[.A23]*[.C23]))" office:value-type="float" office:value="0.0183435751627992" calcext:value-type="float">
            <text:p>0,02</text:p>
          </table:table-cell>
          <table:table-cell office:value-type="float" office:value="0.0250393412664715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[.G23]-[.E23]" office:value-type="float" office:value="-0.0150393412664715" calcext:value-type="float">
            <text:p>-0,015039341266472</text:p>
          </table:table-cell>
          <table:table-cell table:formula="of:=[.H23]-[.E23]" office:value-type="float" office:value="-0.0150393412664715" calcext:value-type="float">
            <text:p>-0,015039341266472</text:p>
          </table:table-cell>
          <table:table-cell table:formula="of:=[.I23]-[.$E23]" office:value-type="float" office:value="-0.0050393412664715" calcext:value-type="float">
            <text:p>-0,005039341266472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453</text:p>
          </table:table-cell>
          <table:table-cell table:formula="of:=(1/(1+[.A24]*[.C24]))" office:value-type="float" office:value="0.0156330607969734" calcext:value-type="float">
            <text:p>0,02</text:p>
          </table:table-cell>
          <table:table-cell office:value-type="float" office:value="0.0246100453703926" calcext:value-type="float">
            <text:p>0,02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formula="of:=[.G24]-[.E24]" office:value-type="float" office:value="0.0053899546296074" calcext:value-type="float">
            <text:p>0,005389954629607</text:p>
          </table:table-cell>
          <table:table-cell table:formula="of:=[.H24]-[.E24]" office:value-type="float" office:value="0.0153899546296074" calcext:value-type="float">
            <text:p>0,015389954629607</text:p>
          </table:table-cell>
          <table:table-cell table:formula="of:=[.I24]-[.$E24]" office:value-type="float" office:value="0.0253899546296074" calcext:value-type="float">
            <text:p>0,025389954629607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628</text:p>
          </table:table-cell>
          <table:table-cell table:formula="of:=(1/(1+[.A25]*[.C25]))" office:value-type="float" office:value="0.0113260544556698" calcext:value-type="float">
            <text:p>0,01</text:p>
          </table:table-cell>
          <table:table-cell office:value-type="float" office:value="0.0208102209800277" calcext:value-type="float">
            <text:p>0,02</text:p>
          </table:table-cell>
          <table:table-cell table:number-columns-repeated="4" office:value-type="float" office:value="0.02" calcext:value-type="float">
            <text:p>0,02</text:p>
          </table:table-cell>
          <table:table-cell table:formula="of:=[.G25]-[.E25]" office:value-type="float" office:value="-0.000810220980027698" calcext:value-type="float">
            <text:p>-0,000810220980028</text:p>
          </table:table-cell>
          <table:table-cell table:formula="of:=[.H25]-[.E25]" office:value-type="float" office:value="-0.000810220980027698" calcext:value-type="float">
            <text:p>-0,000810220980028</text:p>
          </table:table-cell>
          <table:table-cell table:formula="of:=[.I25]-[.$E25]" office:value-type="float" office:value="-0.000810220980027698" calcext:value-type="float">
            <text:p>-0,000810220980028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227</text:p>
          </table:table-cell>
          <table:table-cell table:formula="of:=(1/(1+[.A26]*[.C26]))" office:value-type="float" office:value="0.0307191349491598" calcext:value-type="float">
            <text:p>0,03</text:p>
          </table:table-cell>
          <table:table-cell office:value-type="float" office:value="0.0646723303261071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formula="of:=[.G26]-[.E26]" office:value-type="float" office:value="0.0453276696738929" calcext:value-type="float">
            <text:p>0,045327669673893</text:p>
          </table:table-cell>
          <table:table-cell table:formula="of:=[.H26]-[.E26]" office:value-type="float" office:value="0.0453276696738929" calcext:value-type="float">
            <text:p>0,045327669673893</text:p>
          </table:table-cell>
          <table:table-cell table:formula="of:=[.I26]-[.$E26]" office:value-type="float" office:value="0.0553276696738929" calcext:value-type="float">
            <text:p>0,055327669673893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193</text:p>
          </table:table-cell>
          <table:table-cell table:formula="of:=(1/(1+[.A27]*[.C27]))" office:value-type="float" office:value="0.0359363208394724" calcext:value-type="float">
            <text:p>0,04</text:p>
          </table:table-cell>
          <table:table-cell office:value-type="float" office:value="0.087044758029267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table:formula="of:=[.G27]-[.E27]" office:value-type="float" office:value="-0.0270447580292679" calcext:value-type="float">
            <text:p>-0,027044758029268</text:p>
          </table:table-cell>
          <table:table-cell table:formula="of:=[.H27]-[.E27]" office:value-type="float" office:value="0.0029552419707321" calcext:value-type="float">
            <text:p>0,002955241970732</text:p>
          </table:table-cell>
          <table:table-cell table:formula="of:=[.I27]-[.$E27]" office:value-type="float" office:value="0.0229552419707321" calcext:value-type="float">
            <text:p>0,022955241970732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99</text:p>
          </table:table-cell>
          <table:table-cell table:formula="of:=(1/(1+[.A28]*[.C28]))" office:value-type="float" office:value="0.0348906179128432" calcext:value-type="float">
            <text:p>0,03</text:p>
          </table:table-cell>
          <table:table-cell office:value-type="float" office:value="0.0972249613062693" calcext:value-type="float">
            <text:p>0,10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table:formula="of:=[.G28]-[.E28]" office:value-type="float" office:value="-0.0072249613062693" calcext:value-type="float">
            <text:p>-0,007224961306269</text:p>
          </table:table-cell>
          <table:table-cell table:formula="of:=[.H28]-[.E28]" office:value-type="float" office:value="0.00277503869373071" calcext:value-type="float">
            <text:p>0,002775038693731</text:p>
          </table:table-cell>
          <table:table-cell table:formula="of:=[.I28]-[.$E28]" office:value-type="float" office:value="0.0427750386937307" calcext:value-type="float">
            <text:p>0,042775038693731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78</text:p>
          </table:table-cell>
          <table:table-cell table:formula="of:=(1/(1+[.A29]*[.C29]))" office:value-type="float" office:value="0.0844451950684006" calcext:value-type="float">
            <text:p>0,08</text:p>
          </table:table-cell>
          <table:table-cell office:value-type="float" office:value="0.24350717626744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G29]-[.E29]" office:value-type="float" office:value="-0.183507176267444" calcext:value-type="float">
            <text:p>-0,183507176267444</text:p>
          </table:table-cell>
          <table:table-cell table:formula="of:=[.H29]-[.E29]" office:value-type="float" office:value="-0.123507176267444" calcext:value-type="float">
            <text:p>-0,123507176267444</text:p>
          </table:table-cell>
          <table:table-cell table:formula="of:=[.I29]-[.$E29]" office:value-type="float" office:value="-0.063507176267444" calcext:value-type="float">
            <text:p>-0,063507176267444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102</text:p>
          </table:table-cell>
          <table:table-cell table:formula="of:=(1/(1+[.A30]*[.C30]))" office:value-type="float" office:value="0.0658848333113717" calcext:value-type="float">
            <text:p>0,07</text:p>
          </table:table-cell>
          <table:table-cell office:value-type="float" office:value="0.219466364692507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G30]-[.E30]" office:value-type="float" office:value="-0.079466364692507" calcext:value-type="float">
            <text:p>-0,079466364692507</text:p>
          </table:table-cell>
          <table:table-cell table:formula="of:=[.H30]-[.E30]" office:value-type="float" office:value="-0.029466364692507" calcext:value-type="float">
            <text:p>-0,029466364692507</text:p>
          </table:table-cell>
          <table:table-cell table:formula="of:=[.I30]-[.$E30]" office:value-type="float" office:value="-0.00946636469250703" calcext:value-type="float">
            <text:p>-0,009466364692507</text:p>
          </table:table-cell>
          <table:table-cell table:number-columns-repeated="48"/>
        </table:table-row>
        <table:table-row table:style-name="ro2">
          <table:table-cell table:style-name="ce2" office:value-type="float" office:value="0.139" calcext:value-type="float">
            <text:p>0,139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41</text:p>
          </table:table-cell>
          <table:table-cell table:formula="of:=(1/(1+[.A31]*[.C31]))" office:value-type="float" office:value="0.149276011344977" calcext:value-type="float">
            <text:p>0,15</text:p>
          </table:table-cell>
          <table:table-cell office:value-type="float" office:value="0.448899170939015" calcext:value-type="float">
            <text:p>0,45</text:p>
          </table:table-cell>
          <table:table-cell office:value-type="float" office:value="0.11" calcext:value-type="float">
            <text:p>0,11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4" calcext:value-type="float">
            <text:p>0,4</text:p>
          </table:table-cell>
          <table:table-cell table:formula="of:=[.G31]-[.E31]" office:value-type="float" office:value="-0.208899170939015" calcext:value-type="float">
            <text:p>-0,208899170939015</text:p>
          </table:table-cell>
          <table:table-cell table:formula="of:=[.H31]-[.E31]" office:value-type="float" office:value="-0.138899170939015" calcext:value-type="float">
            <text:p>-0,138899170939015</text:p>
          </table:table-cell>
          <table:table-cell table:formula="of:=[.I31]-[.$E31]" office:value-type="float" office:value="-0.048899170939015" calcext:value-type="float">
            <text:p>-0,048899170939015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2851</text:p>
          </table:table-cell>
          <table:table-cell table:formula="of:=(1/(1+[.A32]*[.C32]))" office:value-type="float" office:value="0.0016834790103837" calcext:value-type="float">
            <text:p>0,00</text:p>
          </table:table-cell>
          <table:table-cell office:value-type="float" office:value="0.00198940941844398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[.G32]-[.E32]" office:value-type="float" office:value="-0.00198940941844398" calcext:value-type="float">
            <text:p>-0,001989409418444</text:p>
          </table:table-cell>
          <table:table-cell table:formula="of:=[.H32]-[.E32]" office:value-type="float" office:value="0.00801059058155602" calcext:value-type="float">
            <text:p>0,008010590581556</text:p>
          </table:table-cell>
          <table:table-cell table:formula="of:=[.I32]-[.$E32]" office:value-type="float" office:value="0.00801059058155602" calcext:value-type="float">
            <text:p>0,008010590581556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715</text:p>
          </table:table-cell>
          <table:table-cell table:formula="of:=(1/(1+[.A33]*[.C33]))" office:value-type="float" office:value="0.00667913438418381" calcext:value-type="float">
            <text:p>0,01</text:p>
          </table:table-cell>
          <table:table-cell office:value-type="float" office:value="0.00878385282341838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33]-[.E33]" office:value-type="float" office:value="-0.00878385282341838" calcext:value-type="float">
            <text:p>-0,008783852823418</text:p>
          </table:table-cell>
          <table:table-cell table:formula="of:=[.H33]-[.E33]" office:value-type="float" office:value="-0.00878385282341838" calcext:value-type="float">
            <text:p>-0,008783852823418</text:p>
          </table:table-cell>
          <table:table-cell table:formula="of:=[.I33]-[.$E33]" office:value-type="float" office:value="-0.00878385282341838" calcext:value-type="float">
            <text:p>-0,008783852823418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559</text:p>
          </table:table-cell>
          <table:table-cell table:formula="of:=(1/(1+[.A34]*[.C34]))" office:value-type="float" office:value="0.0085271846647111" calcext:value-type="float">
            <text:p>0,01</text:p>
          </table:table-cell>
          <table:table-cell office:value-type="float" office:value="0.0127079488631724" calcext:value-type="float">
            <text:p>0,01</text:p>
          </table:table-cell>
          <table:table-cell table:number-columns-repeated="4" office:value-type="float" office:value="0.01" calcext:value-type="float">
            <text:p>0,01</text:p>
          </table:table-cell>
          <table:table-cell table:formula="of:=[.G34]-[.E34]" office:value-type="float" office:value="-0.0027079488631724" calcext:value-type="float">
            <text:p>-0,002707948863172</text:p>
          </table:table-cell>
          <table:table-cell table:formula="of:=[.H34]-[.E34]" office:value-type="float" office:value="-0.0027079488631724" calcext:value-type="float">
            <text:p>-0,002707948863172</text:p>
          </table:table-cell>
          <table:table-cell table:formula="of:=[.I34]-[.$E34]" office:value-type="float" office:value="-0.0027079488631724" calcext:value-type="float">
            <text:p>-0,002707948863172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481</text:p>
          </table:table-cell>
          <table:table-cell table:formula="of:=(1/(1+[.A35]*[.C35]))" office:value-type="float" office:value="0.00989628691315019" calcext:value-type="float">
            <text:p>0,01</text:p>
          </table:table-cell>
          <table:table-cell office:value-type="float" office:value="0.016896524829395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formula="of:=[.G35]-[.E35]" office:value-type="float" office:value="0.0031034751706048" calcext:value-type="float">
            <text:p>0,003103475170605</text:p>
          </table:table-cell>
          <table:table-cell table:formula="of:=[.H35]-[.E35]" office:value-type="float" office:value="0.0131034751706048" calcext:value-type="float">
            <text:p>0,013103475170605</text:p>
          </table:table-cell>
          <table:table-cell table:formula="of:=[.I35]-[.$E35]" office:value-type="float" office:value="0.0131034751706048" calcext:value-type="float">
            <text:p>0,013103475170605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197</text:p>
          </table:table-cell>
          <table:table-cell table:formula="of:=(1/(1+[.A36]*[.C36]))" office:value-type="float" office:value="0.0238231370306842" calcext:value-type="float">
            <text:p>0,02</text:p>
          </table:table-cell>
          <table:table-cell office:value-type="float" office:value="0.046403302380825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formula="of:=[.G36]-[.E36]" office:value-type="float" office:value="-0.0464033023808255" calcext:value-type="float">
            <text:p>-0,046403302380826</text:p>
          </table:table-cell>
          <table:table-cell table:formula="of:=[.H36]-[.E36]" office:value-type="float" office:value="-0.0164033023808255" calcext:value-type="float">
            <text:p>-0,016403302380826</text:p>
          </table:table-cell>
          <table:table-cell table:formula="of:=[.I36]-[.$E36]" office:value-type="float" office:value="-0.0064033023808255" calcext:value-type="float">
            <text:p>-0,006403302380826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126</text:p>
          </table:table-cell>
          <table:table-cell table:formula="of:=(1/(1+[.A37]*[.C37]))" office:value-type="float" office:value="0.0367538959129668" calcext:value-type="float">
            <text:p>0,04</text:p>
          </table:table-cell>
          <table:table-cell office:value-type="float" office:value="0.0813264759622933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13" calcext:value-type="float">
            <text:p>0,13</text:p>
          </table:table-cell>
          <table:table-cell table:formula="of:=[.G37]-[.E37]" office:value-type="float" office:value="0.0386735240377067" calcext:value-type="float">
            <text:p>0,038673524037707</text:p>
          </table:table-cell>
          <table:table-cell table:formula="of:=[.H37]-[.E37]" office:value-type="float" office:value="0.0486735240377067" calcext:value-type="float">
            <text:p>0,048673524037707</text:p>
          </table:table-cell>
          <table:table-cell table:formula="of:=[.I37]-[.$E37]" office:value-type="float" office:value="0.0486735240377067" calcext:value-type="float">
            <text:p>0,048673524037707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55</text:p>
          </table:table-cell>
          <table:table-cell table:formula="of:=(1/(1+[.A38]*[.C38]))" office:value-type="float" office:value="0.0300842358604091" calcext:value-type="float">
            <text:p>0,03</text:p>
          </table:table-cell>
          <table:table-cell office:value-type="float" office:value="0.076869542106319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formula="of:=[.G38]-[.E38]" office:value-type="float" office:value="-0.016869542106319" calcext:value-type="float">
            <text:p>-0,016869542106319</text:p>
          </table:table-cell>
          <table:table-cell table:formula="of:=[.H38]-[.E38]" office:value-type="float" office:value="-0.016869542106319" calcext:value-type="float">
            <text:p>-0,016869542106319</text:p>
          </table:table-cell>
          <table:table-cell table:formula="of:=[.I38]-[.$E38]" office:value-type="float" office:value="0.00313045789368099" calcext:value-type="float">
            <text:p>0,003130457893681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119</text:p>
          </table:table-cell>
          <table:table-cell table:formula="of:=(1/(1+[.A39]*[.C39]))" office:value-type="float" office:value="0.0388319353836595" calcext:value-type="float">
            <text:p>0,04</text:p>
          </table:table-cell>
          <table:table-cell office:value-type="float" office:value="0.111639617482999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formula="of:=[.G39]-[.E39]" office:value-type="float" office:value="-0.031639617482999" calcext:value-type="float">
            <text:p>-0,031639617482999</text:p>
          </table:table-cell>
          <table:table-cell table:formula="of:=[.H39]-[.E39]" office:value-type="float" office:value="-0.00163961748299901" calcext:value-type="float">
            <text:p>-0,001639617482999</text:p>
          </table:table-cell>
          <table:table-cell table:formula="of:=[.I39]-[.$E39]" office:value-type="float" office:value="0.068360382517001" calcext:value-type="float">
            <text:p>0,068360382517001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74</text:p>
          </table:table-cell>
          <table:table-cell table:formula="of:=(1/(1+[.A40]*[.C40]))" office:value-type="float" office:value="0.0610053684724256" calcext:value-type="float">
            <text:p>0,06</text:p>
          </table:table-cell>
          <table:table-cell office:value-type="float" office:value="0.18995920559724" calcext:value-type="float">
            <text:p>0,19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formula="of:=[.G40]-[.E40]" office:value-type="float" office:value="-0.02995920559724" calcext:value-type="float">
            <text:p>-0,02995920559724</text:p>
          </table:table-cell>
          <table:table-cell table:formula="of:=[.H40]-[.E40]" office:value-type="float" office:value="0.01004079440276" calcext:value-type="float">
            <text:p>0,01004079440276</text:p>
          </table:table-cell>
          <table:table-cell table:formula="of:=[.I40]-[.$E40]" office:value-type="float" office:value="0.04004079440276" calcext:value-type="float">
            <text:p>0,04004079440276</text:p>
          </table:table-cell>
          <table:table-cell table:number-columns-repeated="48"/>
        </table:table-row>
        <table:table-row table:style-name="ro2">
          <table:table-cell table:style-name="ce2" office:value-type="float" office:value="0.208" calcext:value-type="float">
            <text:p>0,208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52</text:p>
          </table:table-cell>
          <table:table-cell table:formula="of:=(1/(1+[.A41]*[.C41]))" office:value-type="float" office:value="0.0846310088016249" calcext:value-type="float">
            <text:p>0,08</text:p>
          </table:table-cell>
          <table:table-cell office:value-type="float" office:value="0.278451786687492" calcext:value-type="float">
            <text:p>0,28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table:formula="of:=[.G41]-[.E41]" office:value-type="float" office:value="-0.098451786687492" calcext:value-type="float">
            <text:p>-0,098451786687492</text:p>
          </table:table-cell>
          <table:table-cell table:formula="of:=[.H41]-[.E41]" office:value-type="float" office:value="-0.018451786687492" calcext:value-type="float">
            <text:p>-0,018451786687492</text:p>
          </table:table-cell>
          <table:table-cell table:formula="of:=[.I41]-[.$E41]" office:value-type="float" office:value="0.051548213312508" calcext:value-type="float">
            <text:p>0,051548213312508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1027</text:p>
          </table:table-cell>
          <table:table-cell table:formula="of:=(1/(1+[.A42]*[.C42]))" office:value-type="float" office:value="0.00351553161869138" calcext:value-type="float">
            <text:p>0,00</text:p>
          </table:table-cell>
          <table:table-cell office:value-type="float" office:value="0.00405221842182517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42]-[.E42]" office:value-type="float" office:value="-0.00405221842182517" calcext:value-type="float">
            <text:p>-0,004052218421825</text:p>
          </table:table-cell>
          <table:table-cell table:formula="of:=[.H42]-[.E42]" office:value-type="float" office:value="-0.00405221842182517" calcext:value-type="float">
            <text:p>-0,004052218421825</text:p>
          </table:table-cell>
          <table:table-cell table:formula="of:=[.I42]-[.$E42]" office:value-type="float" office:value="-0.00405221842182517" calcext:value-type="float">
            <text:p>-0,004052218421825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1603</text:p>
          </table:table-cell>
          <table:table-cell table:formula="of:=(1/(1+[.A43]*[.C43]))" office:value-type="float" office:value="0.00225515754530611" calcext:value-type="float">
            <text:p>0,00</text:p>
          </table:table-cell>
          <table:table-cell office:value-type="float" office:value="0.00286195769892598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43]-[.E43]" office:value-type="float" office:value="-0.00286195769892598" calcext:value-type="float">
            <text:p>-0,002861957698926</text:p>
          </table:table-cell>
          <table:table-cell table:formula="of:=[.H43]-[.E43]" office:value-type="float" office:value="-0.00286195769892598" calcext:value-type="float">
            <text:p>-0,002861957698926</text:p>
          </table:table-cell>
          <table:table-cell table:formula="of:=[.I43]-[.$E43]" office:value-type="float" office:value="-0.00286195769892598" calcext:value-type="float">
            <text:p>-0,002861957698926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437</text:p>
          </table:table-cell>
          <table:table-cell table:formula="of:=(1/(1+[.A44]*[.C44]))" office:value-type="float" office:value="0.00822287274282143" calcext:value-type="float">
            <text:p>0,01</text:p>
          </table:table-cell>
          <table:table-cell office:value-type="float" office:value="0.0116624017764679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44]-[.E44]" office:value-type="float" office:value="-0.0116624017764679" calcext:value-type="float">
            <text:p>-0,011662401776468</text:p>
          </table:table-cell>
          <table:table-cell table:formula="of:=[.H44]-[.E44]" office:value-type="float" office:value="-0.0116624017764679" calcext:value-type="float">
            <text:p>-0,011662401776468</text:p>
          </table:table-cell>
          <table:table-cell table:formula="of:=[.I44]-[.$E44]" office:value-type="float" office:value="-0.0116624017764679" calcext:value-type="float">
            <text:p>-0,011662401776468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321</text:p>
          </table:table-cell>
          <table:table-cell table:formula="of:=(1/(1+[.A45]*[.C45]))" office:value-type="float" office:value="0.0111612125541319" calcext:value-type="float">
            <text:p>0,01</text:p>
          </table:table-cell>
          <table:table-cell office:value-type="float" office:value="0.0178973781084556" calcext:value-type="float">
            <text:p>0,02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3" calcext:value-type="float">
            <text:p>0,03</text:p>
          </table:table-cell>
          <table:table-cell table:formula="of:=[.G45]-[.E45]" office:value-type="float" office:value="0.0121026218915444" calcext:value-type="float">
            <text:p>0,012102621891544</text:p>
          </table:table-cell>
          <table:table-cell table:formula="of:=[.H45]-[.E45]" office:value-type="float" office:value="0.0121026218915444" calcext:value-type="float">
            <text:p>0,012102621891544</text:p>
          </table:table-cell>
          <table:table-cell table:formula="of:=[.I45]-[.$E45]" office:value-type="float" office:value="0.0121026218915444" calcext:value-type="float">
            <text:p>0,012102621891544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491</text:p>
          </table:table-cell>
          <table:table-cell table:formula="of:=(1/(1+[.A46]*[.C46]))" office:value-type="float" office:value="0.00732514870051862" calcext:value-type="float">
            <text:p>0,01</text:p>
          </table:table-cell>
          <table:table-cell office:value-type="float" office:value="0.013419771319876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[.G46]-[.E46]" office:value-type="float" office:value="-0.013419771319876" calcext:value-type="float">
            <text:p>-0,013419771319876</text:p>
          </table:table-cell>
          <table:table-cell table:formula="of:=[.H46]-[.E46]" office:value-type="float" office:value="-0.003419771319876" calcext:value-type="float">
            <text:p>-0,003419771319876</text:p>
          </table:table-cell>
          <table:table-cell table:formula="of:=[.I46]-[.$E46]" office:value-type="float" office:value="-0.003419771319876" calcext:value-type="float">
            <text:p>-0,003419771319876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276</text:p>
          </table:table-cell>
          <table:table-cell table:formula="of:=(1/(1+[.A47]*[.C47]))" office:value-type="float" office:value="0.0129573960816834" calcext:value-type="float">
            <text:p>0,01</text:p>
          </table:table-cell>
          <table:table-cell office:value-type="float" office:value="0.0270542223878832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formula="of:=[.G47]-[.E47]" office:value-type="float" office:value="-0.0070542223878832" calcext:value-type="float">
            <text:p>-0,007054222387883</text:p>
          </table:table-cell>
          <table:table-cell table:formula="of:=[.H47]-[.E47]" office:value-type="float" office:value="0.0029457776121168" calcext:value-type="float">
            <text:p>0,002945777612117</text:p>
          </table:table-cell>
          <table:table-cell table:formula="of:=[.I47]-[.$E47]" office:value-type="float" office:value="0.0129457776121168" calcext:value-type="float">
            <text:p>0,012945777612117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96</text:p>
          </table:table-cell>
          <table:table-cell table:formula="of:=(1/(1+[.A48]*[.C48]))" office:value-type="float" office:value="0.0181501379410484" calcext:value-type="float">
            <text:p>0,02</text:p>
          </table:table-cell>
          <table:table-cell office:value-type="float" office:value="0.0431579662737531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formula="of:=[.G48]-[.E48]" office:value-type="float" office:value="-0.0031579662737531" calcext:value-type="float">
            <text:p>-0,003157966273753</text:p>
          </table:table-cell>
          <table:table-cell table:formula="of:=[.H48]-[.E48]" office:value-type="float" office:value="0.0168420337262469" calcext:value-type="float">
            <text:p>0,016842033726247</text:p>
          </table:table-cell>
          <table:table-cell table:formula="of:=[.I48]-[.$E48]" office:value-type="float" office:value="0.0268420337262469" calcext:value-type="float">
            <text:p>0,026842033726247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82</text:p>
          </table:table-cell>
          <table:table-cell table:formula="of:=(1/(1+[.A49]*[.C49]))" office:value-type="float" office:value="0.0423155044008125" calcext:value-type="float">
            <text:p>0,04</text:p>
          </table:table-cell>
          <table:table-cell office:value-type="float" office:value="0.111327193129254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table:formula="of:=[.G49]-[.E49]" office:value-type="float" office:value="-0.061327193129254" calcext:value-type="float">
            <text:p>-0,061327193129254</text:p>
          </table:table-cell>
          <table:table-cell table:formula="of:=[.H49]-[.E49]" office:value-type="float" office:value="-0.021327193129254" calcext:value-type="float">
            <text:p>-0,021327193129254</text:p>
          </table:table-cell>
          <table:table-cell table:formula="of:=[.I49]-[.$E49]" office:value-type="float" office:value="-0.00132719312925401" calcext:value-type="float">
            <text:p>-0,001327193129254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109</text:p>
          </table:table-cell>
          <table:table-cell table:formula="of:=(1/(1+[.A50]*[.C50]))" office:value-type="float" office:value="0.0321708917771201" calcext:value-type="float">
            <text:p>0,03</text:p>
          </table:table-cell>
          <table:table-cell office:value-type="float" office:value="0.0971816670265004" calcext:value-type="float">
            <text:p>0,10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table:formula="of:=[.G50]-[.E50]" office:value-type="float" office:value="-0.0471816670265004" calcext:value-type="float">
            <text:p>-0,0471816670265</text:p>
          </table:table-cell>
          <table:table-cell table:formula="of:=[.H50]-[.E50]" office:value-type="float" office:value="-0.0271816670265004" calcext:value-type="float">
            <text:p>-0,0271816670265</text:p>
          </table:table-cell>
          <table:table-cell table:formula="of:=[.I50]-[.$E50]" office:value-type="float" office:value="0.0228183329734996" calcext:value-type="float">
            <text:p>0,0228183329735</text:p>
          </table:table-cell>
          <table:table-cell table:number-columns-repeated="48"/>
        </table:table-row>
        <table:table-row table:style-name="ro2">
          <table:table-cell table:style-name="ce2" office:value-type="float" office:value="0.276" calcext:value-type="float">
            <text:p>0,276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46</text:p>
          </table:table-cell>
          <table:table-cell table:formula="of:=(1/(1+[.A51]*[.C51]))" office:value-type="float" office:value="0.0730140186915888" calcext:value-type="float">
            <text:p>0,07</text:p>
          </table:table-cell>
          <table:table-cell office:value-type="float" office:value="0.230166263056446" calcext:value-type="float">
            <text:p>0,23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formula="of:=[.G51]-[.E51]" office:value-type="float" office:value="-0.150166263056446" calcext:value-type="float">
            <text:p>-0,150166263056446</text:p>
          </table:table-cell>
          <table:table-cell table:formula="of:=[.H51]-[.E51]" office:value-type="float" office:value="-0.110166263056446" calcext:value-type="float">
            <text:p>-0,110166263056446</text:p>
          </table:table-cell>
          <table:table-cell table:formula="of:=[.I51]-[.$E51]" office:value-type="float" office:value="-0.060166263056446" calcext:value-type="float">
            <text:p>-0,060166263056446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1681</text:p>
          </table:table-cell>
          <table:table-cell table:formula="of:=(1/(1+[.A52]*[.C52]))" office:value-type="float" office:value="0.00172133334480889" calcext:value-type="float">
            <text:p>0,00</text:p>
          </table:table-cell>
          <table:table-cell office:value-type="float" office:value="0.00196167403356004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52]-[.E52]" office:value-type="float" office:value="-0.00196167403356004" calcext:value-type="float">
            <text:p>-0,00196167403356</text:p>
          </table:table-cell>
          <table:table-cell table:formula="of:=[.H52]-[.E52]" office:value-type="float" office:value="-0.00196167403356004" calcext:value-type="float">
            <text:p>-0,00196167403356</text:p>
          </table:table-cell>
          <table:table-cell table:formula="of:=[.I52]-[.$E52]" office:value-type="float" office:value="-0.00196167403356004" calcext:value-type="float">
            <text:p>-0,00196167403356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956</text:p>
          </table:table-cell>
          <table:table-cell table:formula="of:=(1/(1+[.A53]*[.C53]))" office:value-type="float" office:value="0.00302279185055317" calcext:value-type="float">
            <text:p>0,00</text:p>
          </table:table-cell>
          <table:table-cell office:value-type="float" office:value="0.00375735589770813" calcext:value-type="float">
            <text:p>0,00</text:p>
          </table:table-cell>
          <table:table-cell table:number-columns-repeated="4" office:value-type="float" office:value="0.02" calcext:value-type="float">
            <text:p>0,02</text:p>
          </table:table-cell>
          <table:table-cell table:formula="of:=[.G53]-[.E53]" office:value-type="float" office:value="0.0162426441022919" calcext:value-type="float">
            <text:p>0,016242644102292</text:p>
          </table:table-cell>
          <table:table-cell table:formula="of:=[.H53]-[.E53]" office:value-type="float" office:value="0.0162426441022919" calcext:value-type="float">
            <text:p>0,016242644102292</text:p>
          </table:table-cell>
          <table:table-cell table:formula="of:=[.I53]-[.$E53]" office:value-type="float" office:value="0.0162426441022919" calcext:value-type="float">
            <text:p>0,016242644102292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672</text:p>
          </table:table-cell>
          <table:table-cell table:formula="of:=(1/(1+[.A54]*[.C54]))" office:value-type="float" office:value="0.00429479470881292" calcext:value-type="float">
            <text:p>0,00</text:p>
          </table:table-cell>
          <table:table-cell office:value-type="float" office:value="0.00591437947836228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54]-[.E54]" office:value-type="float" office:value="-0.00591437947836228" calcext:value-type="float">
            <text:p>-0,005914379478362</text:p>
          </table:table-cell>
          <table:table-cell table:formula="of:=[.H54]-[.E54]" office:value-type="float" office:value="-0.00591437947836228" calcext:value-type="float">
            <text:p>-0,005914379478362</text:p>
          </table:table-cell>
          <table:table-cell table:formula="of:=[.I54]-[.$E54]" office:value-type="float" office:value="-0.00591437947836228" calcext:value-type="float">
            <text:p>-0,005914379478362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341</text:p>
          </table:table-cell>
          <table:table-cell table:formula="of:=(1/(1+[.A55]*[.C55]))" office:value-type="float" office:value="0.00842850520460196" calcext:value-type="float">
            <text:p>0,01</text:p>
          </table:table-cell>
          <table:table-cell office:value-type="float" office:value="0.01299156500873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[.G55]-[.E55]" office:value-type="float" office:value="-0.01299156500873" calcext:value-type="float">
            <text:p>-0,01299156500873</text:p>
          </table:table-cell>
          <table:table-cell table:formula="of:=[.H55]-[.E55]" office:value-type="float" office:value="0.00700843499127" calcext:value-type="float">
            <text:p>0,00700843499127</text:p>
          </table:table-cell>
          <table:table-cell table:formula="of:=[.I55]-[.$E55]" office:value-type="float" office:value="0.00700843499127" calcext:value-type="float">
            <text:p>0,00700843499127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201</text:p>
          </table:table-cell>
          <table:table-cell table:formula="of:=(1/(1+[.A56]*[.C56]))" office:value-type="float" office:value="0.0142156514322269" calcext:value-type="float">
            <text:p>0,01</text:p>
          </table:table-cell>
          <table:table-cell office:value-type="float" office:value="0.024672045575694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4" calcext:value-type="float">
            <text:p>0,04</text:p>
          </table:table-cell>
          <table:table-cell table:formula="of:=[.G56]-[.E56]" office:value-type="float" office:value="0.0153279544243058" calcext:value-type="float">
            <text:p>0,015327954424306</text:p>
          </table:table-cell>
          <table:table-cell table:formula="of:=[.H56]-[.E56]" office:value-type="float" office:value="0.0153279544243058" calcext:value-type="float">
            <text:p>0,015327954424306</text:p>
          </table:table-cell>
          <table:table-cell table:formula="of:=[.I56]-[.$E56]" office:value-type="float" office:value="0.0153279544243058" calcext:value-type="float">
            <text:p>0,015327954424306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159</text:p>
          </table:table-cell>
          <table:table-cell table:formula="of:=(1/(1+[.A57]*[.C57]))" office:value-type="float" office:value="0.0179035001342762" calcext:value-type="float">
            <text:p>0,02</text:p>
          </table:table-cell>
          <table:table-cell office:value-type="float" office:value="0.0351494605106963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formula="of:=[.G57]-[.E57]" office:value-type="float" office:value="-0.0051494605106963" calcext:value-type="float">
            <text:p>-0,005149460510696</text:p>
          </table:table-cell>
          <table:table-cell table:formula="of:=[.H57]-[.E57]" office:value-type="float" office:value="0.0048505394893037" calcext:value-type="float">
            <text:p>0,004850539489304</text:p>
          </table:table-cell>
          <table:table-cell table:formula="of:=[.I57]-[.$E57]" office:value-type="float" office:value="0.0148505394893037" calcext:value-type="float">
            <text:p>0,014850539489304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85</text:p>
          </table:table-cell>
          <table:table-cell table:formula="of:=(1/(1+[.A58]*[.C58]))" office:value-type="float" office:value="0.0154261473197069" calcext:value-type="float">
            <text:p>0,02</text:p>
          </table:table-cell>
          <table:table-cell office:value-type="float" office:value="0.03447722187624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formula="of:=[.G58]-[.E58]" office:value-type="float" office:value="0.0055227781237597" calcext:value-type="float">
            <text:p>0,00552277812376</text:p>
          </table:table-cell>
          <table:table-cell table:formula="of:=[.H58]-[.E58]" office:value-type="float" office:value="0.0155227781237597" calcext:value-type="float">
            <text:p>0,01552277812376</text:p>
          </table:table-cell>
          <table:table-cell table:formula="of:=[.I58]-[.$E58]" office:value-type="float" office:value="0.0355227781237597" calcext:value-type="float">
            <text:p>0,03552277812376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76</text:p>
          </table:table-cell>
          <table:table-cell table:formula="of:=(1/(1+[.A59]*[.C59]))" office:value-type="float" office:value="0.0367376928728876" calcext:value-type="float">
            <text:p>0,04</text:p>
          </table:table-cell>
          <table:table-cell office:value-type="float" office:value="0.0913011037423253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formula="of:=[.G59]-[.E59]" office:value-type="float" office:value="-0.0213011037423253" calcext:value-type="float">
            <text:p>-0,021301103742325</text:p>
          </table:table-cell>
          <table:table-cell table:formula="of:=[.H59]-[.E59]" office:value-type="float" office:value="-0.0113011037423253" calcext:value-type="float">
            <text:p>-0,011301103742325</text:p>
          </table:table-cell>
          <table:table-cell table:formula="of:=[.I59]-[.$E59]" office:value-type="float" office:value="0.0186988962576747" calcext:value-type="float">
            <text:p>0,018698896257675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83</text:p>
          </table:table-cell>
          <table:table-cell table:formula="of:=(1/(1+[.A60]*[.C60]))" office:value-type="float" office:value="0.0337438839210393" calcext:value-type="float">
            <text:p>0,03</text:p>
          </table:table-cell>
          <table:table-cell office:value-type="float" office:value="0.0951150137476575" calcext:value-type="float">
            <text:p>0,10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table:formula="of:=[.G60]-[.E60]" office:value-type="float" office:value="-0.0151150137476575" calcext:value-type="float">
            <text:p>-0,015115013747658</text:p>
          </table:table-cell>
          <table:table-cell table:formula="of:=[.H60]-[.E60]" office:value-type="float" office:value="0.0148849862523425" calcext:value-type="float">
            <text:p>0,014884986252343</text:p>
          </table:table-cell>
          <table:table-cell table:formula="of:=[.I60]-[.$E60]" office:value-type="float" office:value="0.0348849862523425" calcext:value-type="float">
            <text:p>0,034884986252343</text:p>
          </table:table-cell>
          <table:table-cell table:number-columns-repeated="48"/>
        </table:table-row>
        <table:table-row table:style-name="ro2">
          <table:table-cell table:style-name="ce2" office:value-type="float" office:value="0.345" calcext:value-type="float">
            <text:p>0,345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66</text:p>
          </table:table-cell>
          <table:table-cell table:formula="of:=(1/(1+[.A61]*[.C61]))" office:value-type="float" office:value="0.0420698359276399" calcext:value-type="float">
            <text:p>0,04</text:p>
          </table:table-cell>
          <table:table-cell office:value-type="float" office:value="0.131893707074199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table:formula="of:=[.G61]-[.E61]" office:value-type="float" office:value="-0.021893707074199" calcext:value-type="float">
            <text:p>-0,021893707074199</text:p>
          </table:table-cell>
          <table:table-cell table:formula="of:=[.H61]-[.E61]" office:value-type="float" office:value="-0.011893707074199" calcext:value-type="float">
            <text:p>-0,011893707074199</text:p>
          </table:table-cell>
          <table:table-cell table:formula="of:=[.I61]-[.$E61]" office:value-type="float" office:value="0.018106292925801" calcext:value-type="float">
            <text:p>0,018106292925801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1854</text:p>
          </table:table-cell>
          <table:table-cell table:formula="of:=(1/(1+[.A62]*[.C62]))" office:value-type="float" office:value="0.00130428771543572" calcext:value-type="float">
            <text:p>0,00</text:p>
          </table:table-cell>
          <table:table-cell office:value-type="float" office:value="0.00146523036186508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[.G62]-[.E62]" office:value-type="float" office:value="0.00853476963813492" calcext:value-type="float">
            <text:p>0,008534769638135</text:p>
          </table:table-cell>
          <table:table-cell table:formula="of:=[.H62]-[.E62]" office:value-type="float" office:value="0.00853476963813492" calcext:value-type="float">
            <text:p>0,008534769638135</text:p>
          </table:table-cell>
          <table:table-cell table:formula="of:=[.I62]-[.$E62]" office:value-type="float" office:value="0.00853476963813492" calcext:value-type="float">
            <text:p>0,008534769638135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1024</text:p>
          </table:table-cell>
          <table:table-cell table:formula="of:=(1/(1+[.A63]*[.C63]))" office:value-type="float" office:value="0.00235898016569477" calcext:value-type="float">
            <text:p>0,00</text:p>
          </table:table-cell>
          <table:table-cell office:value-type="float" office:value="0.00286959865206434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63]-[.E63]" office:value-type="float" office:value="-0.00286959865206434" calcext:value-type="float">
            <text:p>-0,002869598652064</text:p>
          </table:table-cell>
          <table:table-cell table:formula="of:=[.H63]-[.E63]" office:value-type="float" office:value="-0.00286959865206434" calcext:value-type="float">
            <text:p>-0,002869598652064</text:p>
          </table:table-cell>
          <table:table-cell table:formula="of:=[.I63]-[.$E63]" office:value-type="float" office:value="-0.00286959865206434" calcext:value-type="float">
            <text:p>-0,002869598652064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963</text:p>
          </table:table-cell>
          <table:table-cell table:formula="of:=(1/(1+[.A64]*[.C64]))" office:value-type="float" office:value="0.00250803197239158" calcext:value-type="float">
            <text:p>0,00</text:p>
          </table:table-cell>
          <table:table-cell office:value-type="float" office:value="0.00335309983967817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64]-[.E64]" office:value-type="float" office:value="-0.00335309983967817" calcext:value-type="float">
            <text:p>-0,003353099839678</text:p>
          </table:table-cell>
          <table:table-cell table:formula="of:=[.H64]-[.E64]" office:value-type="float" office:value="-0.00335309983967817" calcext:value-type="float">
            <text:p>-0,003353099839678</text:p>
          </table:table-cell>
          <table:table-cell table:formula="of:=[.I64]-[.$E64]" office:value-type="float" office:value="-0.00335309983967817" calcext:value-type="float">
            <text:p>-0,003353099839678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492</text:p>
          </table:table-cell>
          <table:table-cell table:formula="of:=(1/(1+[.A65]*[.C65]))" office:value-type="float" office:value="0.0048972555779741" calcext:value-type="float">
            <text:p>0,00</text:p>
          </table:table-cell>
          <table:table-cell office:value-type="float" office:value="0.00727148684434272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65]-[.E65]" office:value-type="float" office:value="-0.00727148684434272" calcext:value-type="float">
            <text:p>-0,007271486844343</text:p>
          </table:table-cell>
          <table:table-cell table:formula="of:=[.H65]-[.E65]" office:value-type="float" office:value="-0.00727148684434272" calcext:value-type="float">
            <text:p>-0,007271486844343</text:p>
          </table:table-cell>
          <table:table-cell table:formula="of:=[.I65]-[.$E65]" office:value-type="float" office:value="-0.00727148684434272" calcext:value-type="float">
            <text:p>-0,007271486844343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195</text:p>
          </table:table-cell>
          <table:table-cell table:formula="of:=(1/(1+[.A66]*[.C66]))" office:value-type="float" office:value="0.0122646716134175" calcext:value-type="float">
            <text:p>0,01</text:p>
          </table:table-cell>
          <table:table-cell office:value-type="float" office:value="0.0203373549243033" calcext:value-type="float">
            <text:p>0,02</text:p>
          </table:table-cell>
          <table:table-cell table:number-columns-repeated="4" office:value-type="float" office:value="0.02" calcext:value-type="float">
            <text:p>0,02</text:p>
          </table:table-cell>
          <table:table-cell table:formula="of:=[.G66]-[.E66]" office:value-type="float" office:value="-0.000337354924303299" calcext:value-type="float">
            <text:p>-0,000337354924303</text:p>
          </table:table-cell>
          <table:table-cell table:formula="of:=[.H66]-[.E66]" office:value-type="float" office:value="-0.000337354924303299" calcext:value-type="float">
            <text:p>-0,000337354924303</text:p>
          </table:table-cell>
          <table:table-cell table:formula="of:=[.I66]-[.$E66]" office:value-type="float" office:value="-0.000337354924303299" calcext:value-type="float">
            <text:p>-0,000337354924303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94</text:p>
          </table:table-cell>
          <table:table-cell table:formula="of:=(1/(1+[.A67]*[.C67]))" office:value-type="float" office:value="0.0251117472753754" calcext:value-type="float">
            <text:p>0,03</text:p>
          </table:table-cell>
          <table:table-cell office:value-type="float" office:value="0.0465516486710717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[.G67]-[.E67]" office:value-type="float" office:value="0.0334483513289283" calcext:value-type="float">
            <text:p>0,033448351328928</text:p>
          </table:table-cell>
          <table:table-cell table:formula="of:=[.H67]-[.E67]" office:value-type="float" office:value="0.0534483513289283" calcext:value-type="float">
            <text:p>0,053448351328928</text:p>
          </table:table-cell>
          <table:table-cell table:formula="of:=[.I67]-[.$E67]" office:value-type="float" office:value="0.0534483513289283" calcext:value-type="float">
            <text:p>0,053448351328928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13</text:p>
          </table:table-cell>
          <table:table-cell table:formula="of:=(1/(1+[.A68]*[.C68]))" office:value-type="float" office:value="0.0209779940842057" calcext:value-type="float">
            <text:p>0,02</text:p>
          </table:table-cell>
          <table:table-cell office:value-type="float" office:value="0.043969144937377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4" calcext:value-type="float">
            <text:p>0,04</text:p>
          </table:table-cell>
          <table:table-cell table:formula="of:=[.G68]-[.E68]" office:value-type="float" office:value="-0.0039691449373774" calcext:value-type="float">
            <text:p>-0,003969144937377</text:p>
          </table:table-cell>
          <table:table-cell table:formula="of:=[.H68]-[.E68]" office:value-type="float" office:value="-0.0039691449373774" calcext:value-type="float">
            <text:p>-0,003969144937377</text:p>
          </table:table-cell>
          <table:table-cell table:formula="of:=[.I68]-[.$E68]" office:value-type="float" office:value="-0.0039691449373774" calcext:value-type="float">
            <text:p>-0,003969144937377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82</text:p>
          </table:table-cell>
          <table:table-cell table:formula="of:=(1/(1+[.A69]*[.C69]))" office:value-type="float" office:value="0.028681236734928" calcext:value-type="float">
            <text:p>0,03</text:p>
          </table:table-cell>
          <table:table-cell office:value-type="float" office:value="0.0675140627259333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4" calcext:value-type="float">
            <text:p>0,04</text:p>
          </table:table-cell>
          <table:table-cell table:formula="of:=[.G69]-[.E69]" office:value-type="float" office:value="-0.0275140627259333" calcext:value-type="float">
            <text:p>-0,027514062725933</text:p>
          </table:table-cell>
          <table:table-cell table:formula="of:=[.H69]-[.E69]" office:value-type="float" office:value="-0.0275140627259333" calcext:value-type="float">
            <text:p>-0,027514062725933</text:p>
          </table:table-cell>
          <table:table-cell table:formula="of:=[.I69]-[.$E69]" office:value-type="float" office:value="-0.0275140627259333" calcext:value-type="float">
            <text:p>-0,027514062725933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85</text:p>
          </table:table-cell>
          <table:table-cell table:formula="of:=(1/(1+[.A70]*[.C70]))" office:value-type="float" office:value="0.0276969948760559" calcext:value-type="float">
            <text:p>0,03</text:p>
          </table:table-cell>
          <table:table-cell office:value-type="float" office:value="0.0736628979288803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table:formula="of:=[.G70]-[.E70]" office:value-type="float" office:value="-0.0236628979288803" calcext:value-type="float">
            <text:p>-0,02366289792888</text:p>
          </table:table-cell>
          <table:table-cell table:formula="of:=[.H70]-[.E70]" office:value-type="float" office:value="-0.00366289792888029" calcext:value-type="float">
            <text:p>-0,00366289792888</text:p>
          </table:table-cell>
          <table:table-cell table:formula="of:=[.I70]-[.$E70]" office:value-type="float" office:value="-0.00366289792888029" calcext:value-type="float">
            <text:p>-0,00366289792888</text:p>
          </table:table-cell>
          <table:table-cell table:number-columns-repeated="48"/>
        </table:table-row>
        <table:table-row table:style-name="ro2">
          <table:table-cell table:style-name="ce2" office:value-type="float" office:value="0.413" calcext:value-type="float">
            <text:p>0,413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40</text:p>
          </table:table-cell>
          <table:table-cell table:formula="of:=(1/(1+[.A71]*[.C71]))" office:value-type="float" office:value="0.0570776255707763" calcext:value-type="float">
            <text:p>0,06</text:p>
          </table:table-cell>
          <table:table-cell office:value-type="float" office:value="0.164731047302148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table:formula="of:=[.G71]-[.E71]" office:value-type="float" office:value="-0.044731047302148" calcext:value-type="float">
            <text:p>-0,044731047302148</text:p>
          </table:table-cell>
          <table:table-cell table:formula="of:=[.H71]-[.E71]" office:value-type="float" office:value="-0.00473104730214802" calcext:value-type="float">
            <text:p>-0,004731047302148</text:p>
          </table:table-cell>
          <table:table-cell table:formula="of:=[.I71]-[.$E71]" office:value-type="float" office:value="0.055268952697852" calcext:value-type="float">
            <text:p>0,055268952697852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1736</text:p>
          </table:table-cell>
          <table:table-cell table:formula="of:=(1/(1+[.A72]*[.C72]))" office:value-type="float" office:value="0.00119367068058328" calcext:value-type="float">
            <text:p>0,00</text:p>
          </table:table-cell>
          <table:table-cell office:value-type="float" office:value="0.00133147704014446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[.G72]-[.E72]" office:value-type="float" office:value="0.00866852295985554" calcext:value-type="float">
            <text:p>0,008668522959856</text:p>
          </table:table-cell>
          <table:table-cell table:formula="of:=[.H72]-[.E72]" office:value-type="float" office:value="0.00866852295985554" calcext:value-type="float">
            <text:p>0,008668522959856</text:p>
          </table:table-cell>
          <table:table-cell table:formula="of:=[.I72]-[.$E72]" office:value-type="float" office:value="0.00866852295985554" calcext:value-type="float">
            <text:p>0,008668522959856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1729</text:p>
          </table:table-cell>
          <table:table-cell table:formula="of:=(1/(1+[.A73]*[.C73]))" office:value-type="float" office:value="0.00119849756345445" calcext:value-type="float">
            <text:p>0,00</text:p>
          </table:table-cell>
          <table:table-cell office:value-type="float" office:value="0.00143919260825068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73]-[.E73]" office:value-type="float" office:value="-0.00143919260825068" calcext:value-type="float">
            <text:p>-0,001439192608251</text:p>
          </table:table-cell>
          <table:table-cell table:formula="of:=[.H73]-[.E73]" office:value-type="float" office:value="-0.00143919260825068" calcext:value-type="float">
            <text:p>-0,001439192608251</text:p>
          </table:table-cell>
          <table:table-cell table:formula="of:=[.I73]-[.$E73]" office:value-type="float" office:value="-0.00143919260825068" calcext:value-type="float">
            <text:p>-0,001439192608251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883</text:p>
          </table:table-cell>
          <table:table-cell table:formula="of:=(1/(1+[.A74]*[.C74]))" office:value-type="float" office:value="0.00234408329934413" calcext:value-type="float">
            <text:p>0,00</text:p>
          </table:table-cell>
          <table:table-cell office:value-type="float" office:value="0.00307224074757153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74]-[.E74]" office:value-type="float" office:value="-0.00307224074757153" calcext:value-type="float">
            <text:p>-0,003072240747572</text:p>
          </table:table-cell>
          <table:table-cell table:formula="of:=[.H74]-[.E74]" office:value-type="float" office:value="-0.00307224074757153" calcext:value-type="float">
            <text:p>-0,003072240747572</text:p>
          </table:table-cell>
          <table:table-cell table:formula="of:=[.I74]-[.$E74]" office:value-type="float" office:value="-0.00307224074757153" calcext:value-type="float">
            <text:p>-0,003072240747572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472</text:p>
          </table:table-cell>
          <table:table-cell table:formula="of:=(1/(1+[.A75]*[.C75]))" office:value-type="float" office:value="0.00437629100584673" calcext:value-type="float">
            <text:p>0,00</text:p>
          </table:table-cell>
          <table:table-cell office:value-type="float" office:value="0.00632491868018818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[.G75]-[.E75]" office:value-type="float" office:value="-0.00632491868018818" calcext:value-type="float">
            <text:p>-0,006324918680188</text:p>
          </table:table-cell>
          <table:table-cell table:formula="of:=[.H75]-[.E75]" office:value-type="float" office:value="-0.00632491868018818" calcext:value-type="float">
            <text:p>-0,006324918680188</text:p>
          </table:table-cell>
          <table:table-cell table:formula="of:=[.I75]-[.$E75]" office:value-type="float" office:value="0.00367508131981182" calcext:value-type="float">
            <text:p>0,003675081319812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144</text:p>
          </table:table-cell>
          <table:table-cell table:formula="of:=(1/(1+[.A76]*[.C76]))" office:value-type="float" office:value="0.0142029314850585" calcext:value-type="float">
            <text:p>0,01</text:p>
          </table:table-cell>
          <table:table-cell office:value-type="float" office:value="0.0227514993813591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76]-[.E76]" office:value-type="float" office:value="-0.0227514993813591" calcext:value-type="float">
            <text:p>-0,022751499381359</text:p>
          </table:table-cell>
          <table:table-cell table:formula="of:=[.H76]-[.E76]" office:value-type="float" office:value="-0.0227514993813591" calcext:value-type="float">
            <text:p>-0,022751499381359</text:p>
          </table:table-cell>
          <table:table-cell table:formula="of:=[.I76]-[.$E76]" office:value-type="float" office:value="-0.0227514993813591" calcext:value-type="float">
            <text:p>-0,022751499381359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164</text:p>
          </table:table-cell>
          <table:table-cell table:formula="of:=(1/(1+[.A77]*[.C77]))" office:value-type="float" office:value="0.0124925044973016" calcext:value-type="float">
            <text:p>0,01</text:p>
          </table:table-cell>
          <table:table-cell office:value-type="float" office:value="0.022380991170455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3" calcext:value-type="float">
            <text:p>0,03</text:p>
          </table:table-cell>
          <table:table-cell table:formula="of:=[.G77]-[.E77]" office:value-type="float" office:value="0.0076190088295448" calcext:value-type="float">
            <text:p>0,007619008829545</text:p>
          </table:table-cell>
          <table:table-cell table:formula="of:=[.H77]-[.E77]" office:value-type="float" office:value="0.0076190088295448" calcext:value-type="float">
            <text:p>0,007619008829545</text:p>
          </table:table-cell>
          <table:table-cell table:formula="of:=[.I77]-[.$E77]" office:value-type="float" office:value="0.0076190088295448" calcext:value-type="float">
            <text:p>0,007619008829545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95</text:p>
          </table:table-cell>
          <table:table-cell table:formula="of:=(1/(1+[.A78]*[.C78]))" office:value-type="float" office:value="0.0213720880530028" calcext:value-type="float">
            <text:p>0,02</text:p>
          </table:table-cell>
          <table:table-cell office:value-type="float" office:value="0.04277683584509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table:formula="of:=[.G78]-[.E78]" office:value-type="float" office:value="0.047223164154906" calcext:value-type="float">
            <text:p>0,047223164154906</text:p>
          </table:table-cell>
          <table:table-cell table:formula="of:=[.H78]-[.E78]" office:value-type="float" office:value="0.047223164154906" calcext:value-type="float">
            <text:p>0,047223164154906</text:p>
          </table:table-cell>
          <table:table-cell table:formula="of:=[.I78]-[.$E78]" office:value-type="float" office:value="0.087223164154906" calcext:value-type="float">
            <text:p>0,087223164154906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60</text:p>
          </table:table-cell>
          <table:table-cell table:formula="of:=(1/(1+[.A79]*[.C79]))" office:value-type="float" office:value="0.0334224598930481" calcext:value-type="float">
            <text:p>0,03</text:p>
          </table:table-cell>
          <table:table-cell office:value-type="float" office:value="0.074622012853986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formula="of:=[.G79]-[.E79]" office:value-type="float" office:value="-0.0546220128539867" calcext:value-type="float">
            <text:p>-0,054622012853987</text:p>
          </table:table-cell>
          <table:table-cell table:formula="of:=[.H79]-[.E79]" office:value-type="float" office:value="-0.0446220128539867" calcext:value-type="float">
            <text:p>-0,044622012853987</text:p>
          </table:table-cell>
          <table:table-cell table:formula="of:=[.I79]-[.$E79]" office:value-type="float" office:value="-0.0246220128539867" calcext:value-type="float">
            <text:p>-0,024622012853987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37</text:p>
          </table:table-cell>
          <table:table-cell table:formula="of:=(1/(1+[.A80]*[.C80]))" office:value-type="float" office:value="0.0530954656472337" calcext:value-type="float">
            <text:p>0,05</text:p>
          </table:table-cell>
          <table:table-cell office:value-type="float" office:value="0.13096646136528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table:formula="of:=[.G80]-[.E80]" office:value-type="float" office:value="-0.02096646136528" calcext:value-type="float">
            <text:p>-0,02096646136528</text:p>
          </table:table-cell>
          <table:table-cell table:formula="of:=[.H80]-[.E80]" office:value-type="float" office:value="0.01903353863472" calcext:value-type="float">
            <text:p>0,01903353863472</text:p>
          </table:table-cell>
          <table:table-cell table:formula="of:=[.I80]-[.$E80]" office:value-type="float" office:value="0.03903353863472" calcext:value-type="float">
            <text:p>0,03903353863472</text:p>
          </table:table-cell>
          <table:table-cell table:number-columns-repeated="48"/>
        </table:table-row>
        <table:table-row table:style-name="ro2">
          <table:table-cell table:style-name="ce2" office:value-type="float" office:value="0.482" calcext:value-type="float">
            <text:p>0,482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88</text:p>
          </table:table-cell>
          <table:table-cell table:formula="of:=(1/(1+[.A81]*[.C81]))" office:value-type="float" office:value="0.0230329832319882" calcext:value-type="float">
            <text:p>0,02</text:p>
          </table:table-cell>
          <table:table-cell office:value-type="float" office:value="0.0656827983924689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formula="of:=[.G81]-[.E81]" office:value-type="float" office:value="-0.0356827983924689" calcext:value-type="float">
            <text:p>-0,035682798392469</text:p>
          </table:table-cell>
          <table:table-cell table:formula="of:=[.H81]-[.E81]" office:value-type="float" office:value="-0.0156827983924689" calcext:value-type="float">
            <text:p>-0,015682798392469</text:p>
          </table:table-cell>
          <table:table-cell table:formula="of:=[.I81]-[.$E81]" office:value-type="float" office:value="0.0043172016075311" calcext:value-type="float">
            <text:p>0,004317201607531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1323</text:p>
          </table:table-cell>
          <table:table-cell table:formula="of:=(1/(1+[.A82]*[.C82]))" office:value-type="float" office:value="0.00137240101557675" calcext:value-type="float">
            <text:p>0,00</text:p>
          </table:table-cell>
          <table:table-cell office:value-type="float" office:value="0.00151584237483844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82]-[.E82]" office:value-type="float" office:value="-0.00151584237483844" calcext:value-type="float">
            <text:p>-0,001515842374838</text:p>
          </table:table-cell>
          <table:table-cell table:formula="of:=[.H82]-[.E82]" office:value-type="float" office:value="-0.00151584237483844" calcext:value-type="float">
            <text:p>-0,001515842374838</text:p>
          </table:table-cell>
          <table:table-cell table:formula="of:=[.I82]-[.$E82]" office:value-type="float" office:value="-0.00151584237483844" calcext:value-type="float">
            <text:p>-0,001515842374838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627</text:p>
          </table:table-cell>
          <table:table-cell table:formula="of:=(1/(1+[.A83]*[.C83]))" office:value-type="float" office:value="0.00289142691918462" calcext:value-type="float">
            <text:p>0,00</text:p>
          </table:table-cell>
          <table:table-cell office:value-type="float" office:value="0.00342013345716873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table:formula="of:=[.G83]-[.E83]" office:value-type="float" office:value="0.0165798665428313" calcext:value-type="float">
            <text:p>0,016579866542831</text:p>
          </table:table-cell>
          <table:table-cell table:formula="of:=[.H83]-[.E83]" office:value-type="float" office:value="0.0165798665428313" calcext:value-type="float">
            <text:p>0,016579866542831</text:p>
          </table:table-cell>
          <table:table-cell table:formula="of:=[.I83]-[.$E83]" office:value-type="float" office:value="0.0165798665428313" calcext:value-type="float">
            <text:p>0,016579866542831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470</text:p>
          </table:table-cell>
          <table:table-cell table:formula="of:=(1/(1+[.A84]*[.C84]))" office:value-type="float" office:value="0.00385356454720617" calcext:value-type="float">
            <text:p>0,00</text:p>
          </table:table-cell>
          <table:table-cell office:value-type="float" office:value="0.00494555647512037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84]-[.E84]" office:value-type="float" office:value="-0.00494555647512037" calcext:value-type="float">
            <text:p>-0,00494555647512</text:p>
          </table:table-cell>
          <table:table-cell table:formula="of:=[.H84]-[.E84]" office:value-type="float" office:value="-0.00494555647512037" calcext:value-type="float">
            <text:p>-0,00494555647512</text:p>
          </table:table-cell>
          <table:table-cell table:formula="of:=[.I84]-[.$E84]" office:value-type="float" office:value="-0.00494555647512037" calcext:value-type="float">
            <text:p>-0,00494555647512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230</text:p>
          </table:table-cell>
          <table:table-cell table:formula="of:=(1/(1+[.A85]*[.C85]))" office:value-type="float" office:value="0.00784313725490196" calcext:value-type="float">
            <text:p>0,01</text:p>
          </table:table-cell>
          <table:table-cell office:value-type="float" office:value="0.0110249912946169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formula="of:=[.G85]-[.E85]" office:value-type="float" office:value="0.0089750087053831" calcext:value-type="float">
            <text:p>0,008975008705383</text:p>
          </table:table-cell>
          <table:table-cell table:formula="of:=[.H85]-[.E85]" office:value-type="float" office:value="0.0089750087053831" calcext:value-type="float">
            <text:p>0,008975008705383</text:p>
          </table:table-cell>
          <table:table-cell table:formula="of:=[.I85]-[.$E85]" office:value-type="float" office:value="0.0089750087053831" calcext:value-type="float">
            <text:p>0,008975008705383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344</text:p>
          </table:table-cell>
          <table:table-cell table:formula="of:=(1/(1+[.A86]*[.C86]))" office:value-type="float" office:value="0.00525762355415352" calcext:value-type="float">
            <text:p>0,01</text:p>
          </table:table-cell>
          <table:table-cell office:value-type="float" office:value="0.00816722413639662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86]-[.E86]" office:value-type="float" office:value="-0.00816722413639662" calcext:value-type="float">
            <text:p>-0,008167224136397</text:p>
          </table:table-cell>
          <table:table-cell table:formula="of:=[.H86]-[.E86]" office:value-type="float" office:value="-0.00816722413639662" calcext:value-type="float">
            <text:p>-0,008167224136397</text:p>
          </table:table-cell>
          <table:table-cell table:formula="of:=[.I86]-[.$E86]" office:value-type="float" office:value="-0.00816722413639662" calcext:value-type="float">
            <text:p>-0,008167224136397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174</text:p>
          </table:table-cell>
          <table:table-cell table:formula="of:=(1/(1+[.A87]*[.C87]))" office:value-type="float" office:value="0.0103412616339193" calcext:value-type="float">
            <text:p>0,01</text:p>
          </table:table-cell>
          <table:table-cell office:value-type="float" office:value="0.0178247855221609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table:formula="of:=[.G87]-[.E87]" office:value-type="float" office:value="-0.0078247855221609" calcext:value-type="float">
            <text:p>-0,007824785522161</text:p>
          </table:table-cell>
          <table:table-cell table:formula="of:=[.H87]-[.E87]" office:value-type="float" office:value="0.0121752144778391" calcext:value-type="float">
            <text:p>0,012175214477839</text:p>
          </table:table-cell>
          <table:table-cell table:formula="of:=[.I87]-[.$E87]" office:value-type="float" office:value="0.0121752144778391" calcext:value-type="float">
            <text:p>0,012175214477839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233</text:p>
          </table:table-cell>
          <table:table-cell table:formula="of:=(1/(1+[.A88]*[.C88]))" office:value-type="float" office:value="0.00774293457220286" calcext:value-type="float">
            <text:p>0,01</text:p>
          </table:table-cell>
          <table:table-cell office:value-type="float" office:value="0.0149179070686989" calcext:value-type="float">
            <text:p>0,01</text:p>
          </table:table-cell>
          <table:table-cell table:number-columns-repeated="4" office:value-type="float" office:value="0.01" calcext:value-type="float">
            <text:p>0,01</text:p>
          </table:table-cell>
          <table:table-cell table:formula="of:=[.G88]-[.E88]" office:value-type="float" office:value="-0.0049179070686989" calcext:value-type="float">
            <text:p>-0,004917907068699</text:p>
          </table:table-cell>
          <table:table-cell table:formula="of:=[.H88]-[.E88]" office:value-type="float" office:value="-0.0049179070686989" calcext:value-type="float">
            <text:p>-0,004917907068699</text:p>
          </table:table-cell>
          <table:table-cell table:formula="of:=[.I88]-[.$E88]" office:value-type="float" office:value="-0.0049179070686989" calcext:value-type="float">
            <text:p>-0,004917907068699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73</text:p>
          </table:table-cell>
          <table:table-cell table:formula="of:=(1/(1+[.A89]*[.C89]))" office:value-type="float" office:value="0.0243013365735115" calcext:value-type="float">
            <text:p>0,02</text:p>
          </table:table-cell>
          <table:table-cell office:value-type="float" office:value="0.0520142519548949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formula="of:=[.G89]-[.E89]" office:value-type="float" office:value="-0.00201425195489489" calcext:value-type="float">
            <text:p>-0,002014251954895</text:p>
          </table:table-cell>
          <table:table-cell table:formula="of:=[.H89]-[.E89]" office:value-type="float" office:value="0.0179857480451051" calcext:value-type="float">
            <text:p>0,017985748045105</text:p>
          </table:table-cell>
          <table:table-cell table:formula="of:=[.I89]-[.$E89]" office:value-type="float" office:value="0.0279857480451051" calcext:value-type="float">
            <text:p>0,027985748045105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106</text:p>
          </table:table-cell>
          <table:table-cell table:formula="of:=(1/(1+[.A90]*[.C90]))" office:value-type="float" office:value="0.0168634064080944" calcext:value-type="float">
            <text:p>0,02</text:p>
          </table:table-cell>
          <table:table-cell office:value-type="float" office:value="0.0406873128840162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table:formula="of:=[.G90]-[.E90]" office:value-type="float" office:value="0.00931268711598381" calcext:value-type="float">
            <text:p>0,009312687115984</text:p>
          </table:table-cell>
          <table:table-cell table:formula="of:=[.H90]-[.E90]" office:value-type="float" office:value="0.0293126871159838" calcext:value-type="float">
            <text:p>0,029312687115984</text:p>
          </table:table-cell>
          <table:table-cell table:formula="of:=[.I90]-[.$E90]" office:value-type="float" office:value="0.0293126871159838" calcext:value-type="float">
            <text:p>0,029312687115984</text:p>
          </table:table-cell>
          <table:table-cell table:number-columns-repeated="48"/>
        </table:table-row>
        <table:table-row table:style-name="ro2">
          <table:table-cell table:style-name="ce2" office:value-type="float" office:value="0.55" calcext:value-type="float">
            <text:p>0,550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96</text:p>
          </table:table-cell>
          <table:table-cell table:formula="of:=(1/(1+[.A91]*[.C91]))" office:value-type="float" office:value="0.0185873605947955" calcext:value-type="float">
            <text:p>0,02</text:p>
          </table:table-cell>
          <table:table-cell office:value-type="float" office:value="0.0503358715383386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formula="of:=[.G91]-[.E91]" office:value-type="float" office:value="-0.0203358715383386" calcext:value-type="float">
            <text:p>-0,020335871538339</text:p>
          </table:table-cell>
          <table:table-cell table:formula="of:=[.H91]-[.E91]" office:value-type="float" office:value="-0.0103358715383386" calcext:value-type="float">
            <text:p>-0,010335871538339</text:p>
          </table:table-cell>
          <table:table-cell table:formula="of:=[.I91]-[.$E91]" office:value-type="float" office:value="-0.000335871538338597" calcext:value-type="float">
            <text:p>-0,000335871538339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1283</text:p>
          </table:table-cell>
          <table:table-cell table:formula="of:=(1/(1+[.A92]*[.C92]))" office:value-type="float" office:value="0.00125758164534437" calcext:value-type="float">
            <text:p>0,00</text:p>
          </table:table-cell>
          <table:table-cell office:value-type="float" office:value="0.00138225594431682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92]-[.E92]" office:value-type="float" office:value="-0.00138225594431682" calcext:value-type="float">
            <text:p>-0,001382255944317</text:p>
          </table:table-cell>
          <table:table-cell table:formula="of:=[.H92]-[.E92]" office:value-type="float" office:value="-0.00138225594431682" calcext:value-type="float">
            <text:p>-0,001382255944317</text:p>
          </table:table-cell>
          <table:table-cell table:formula="of:=[.I92]-[.$E92]" office:value-type="float" office:value="-0.00138225594431682" calcext:value-type="float">
            <text:p>-0,001382255944317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1844</text:p>
          </table:table-cell>
          <table:table-cell table:formula="of:=(1/(1+[.A93]*[.C93]))" office:value-type="float" office:value="0.000875322556362019" calcext:value-type="float">
            <text:p>0,00</text:p>
          </table:table-cell>
          <table:table-cell office:value-type="float" office:value="0.00102605498813476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93]-[.E93]" office:value-type="float" office:value="-0.00102605498813476" calcext:value-type="float">
            <text:p>-0,001026054988135</text:p>
          </table:table-cell>
          <table:table-cell table:formula="of:=[.H93]-[.E93]" office:value-type="float" office:value="-0.00102605498813476" calcext:value-type="float">
            <text:p>-0,001026054988135</text:p>
          </table:table-cell>
          <table:table-cell table:formula="of:=[.I93]-[.$E93]" office:value-type="float" office:value="-0.00102605498813476" calcext:value-type="float">
            <text:p>-0,001026054988135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452</text:p>
          </table:table-cell>
          <table:table-cell table:formula="of:=(1/(1+[.A94]*[.C94]))" office:value-type="float" office:value="0.00356140575808083" calcext:value-type="float">
            <text:p>0,00</text:p>
          </table:table-cell>
          <table:table-cell office:value-type="float" office:value="0.00450639747779462" calcext:value-type="float">
            <text:p>0,0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[.G94]-[.E94]" office:value-type="float" office:value="0.00549360252220538" calcext:value-type="float">
            <text:p>0,005493602522205</text:p>
          </table:table-cell>
          <table:table-cell table:formula="of:=[.H94]-[.E94]" office:value-type="float" office:value="0.00549360252220538" calcext:value-type="float">
            <text:p>0,005493602522205</text:p>
          </table:table-cell>
          <table:table-cell table:formula="of:=[.I94]-[.$E94]" office:value-type="float" office:value="0.0154936025222054" calcext:value-type="float">
            <text:p>0,015493602522205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33" calcext:value-type="float">
            <text:p>2,33</text:p>
          </table:table-cell>
          <table:table-cell office:value-type="string" calcext:value-type="string">
            <text:p>621</text:p>
          </table:table-cell>
          <table:table-cell table:formula="of:=(1/(1+[.A95]*[.C95]))" office:value-type="float" office:value="0.00259471353065265" calcext:value-type="float">
            <text:p>0,00</text:p>
          </table:table-cell>
          <table:table-cell office:value-type="float" office:value="0.00357967928376777" calcext:value-type="float">
            <text:p>0,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95]-[.E95]" office:value-type="float" office:value="-0.00357967928376777" calcext:value-type="float">
            <text:p>-0,003579679283768</text:p>
          </table:table-cell>
          <table:table-cell table:formula="of:=[.H95]-[.E95]" office:value-type="float" office:value="-0.00357967928376777" calcext:value-type="float">
            <text:p>-0,003579679283768</text:p>
          </table:table-cell>
          <table:table-cell table:formula="of:=[.I95]-[.$E95]" office:value-type="float" office:value="-0.00357967928376777" calcext:value-type="float">
            <text:p>-0,003579679283768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312</text:p>
          </table:table-cell>
          <table:table-cell table:formula="of:=(1/(1+[.A96]*[.C96]))" office:value-type="float" office:value="0.00515124041869282" calcext:value-type="float">
            <text:p>0,01</text:p>
          </table:table-cell>
          <table:table-cell office:value-type="float" office:value="0.00780251080027924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96]-[.E96]" office:value-type="float" office:value="-0.00780251080027924" calcext:value-type="float">
            <text:p>-0,007802510800279</text:p>
          </table:table-cell>
          <table:table-cell table:formula="of:=[.H96]-[.E96]" office:value-type="float" office:value="-0.00780251080027924" calcext:value-type="float">
            <text:p>-0,007802510800279</text:p>
          </table:table-cell>
          <table:table-cell table:formula="of:=[.I96]-[.$E96]" office:value-type="float" office:value="-0.00780251080027924" calcext:value-type="float">
            <text:p>-0,007802510800279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283</text:p>
          </table:table-cell>
          <table:table-cell table:formula="of:=(1/(1+[.A97]*[.C97]))" office:value-type="float" office:value="0.00567610982137282" calcext:value-type="float">
            <text:p>0,01</text:p>
          </table:table-cell>
          <table:table-cell office:value-type="float" office:value="0.00950083436372163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97]-[.E97]" office:value-type="float" office:value="-0.00950083436372163" calcext:value-type="float">
            <text:p>-0,009500834363722</text:p>
          </table:table-cell>
          <table:table-cell table:formula="of:=[.H97]-[.E97]" office:value-type="float" office:value="-0.00950083436372163" calcext:value-type="float">
            <text:p>-0,009500834363722</text:p>
          </table:table-cell>
          <table:table-cell table:formula="of:=[.I97]-[.$E97]" office:value-type="float" office:value="-0.00950083436372163" calcext:value-type="float">
            <text:p>-0,009500834363722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10</text:p>
          </table:table-cell>
          <table:table-cell table:formula="of:=(1/(1+[.A98]*[.C98]))" office:value-type="float" office:value="0.0144738746562455" calcext:value-type="float">
            <text:p>0,01</text:p>
          </table:table-cell>
          <table:table-cell office:value-type="float" office:value="0.0268359520871594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formula="of:=[.G98]-[.E98]" office:value-type="float" office:value="0.0031640479128406" calcext:value-type="float">
            <text:p>0,003164047912841</text:p>
          </table:table-cell>
          <table:table-cell table:formula="of:=[.H98]-[.E98]" office:value-type="float" office:value="0.0031640479128406" calcext:value-type="float">
            <text:p>0,003164047912841</text:p>
          </table:table-cell>
          <table:table-cell table:formula="of:=[.I98]-[.$E98]" office:value-type="float" office:value="0.0131640479128406" calcext:value-type="float">
            <text:p>0,013164047912841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77" calcext:value-type="float">
            <text:p>2,77</text:p>
          </table:table-cell>
          <table:table-cell office:value-type="string" calcext:value-type="string">
            <text:p>146</text:p>
          </table:table-cell>
          <table:table-cell table:formula="of:=(1/(1+[.A99]*[.C99]))" office:value-type="float" office:value="0.0109440322192309" calcext:value-type="float">
            <text:p>0,01</text:p>
          </table:table-cell>
          <table:table-cell office:value-type="float" office:value="0.0226549652691868" calcext:value-type="float">
            <text:p>0,0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formula="of:=[.G99]-[.E99]" office:value-type="float" office:value="0.0073450347308132" calcext:value-type="float">
            <text:p>0,007345034730813</text:p>
          </table:table-cell>
          <table:table-cell table:formula="of:=[.H99]-[.E99]" office:value-type="float" office:value="0.0073450347308132" calcext:value-type="float">
            <text:p>0,007345034730813</text:p>
          </table:table-cell>
          <table:table-cell table:formula="of:=[.I99]-[.$E99]" office:value-type="float" office:value="0.0173450347308132" calcext:value-type="float">
            <text:p>0,017345034730813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68</text:p>
          </table:table-cell>
          <table:table-cell table:formula="of:=(1/(1+[.A100]*[.C100]))" office:value-type="float" office:value="0.0232061635570408" calcext:value-type="float">
            <text:p>0,02</text:p>
          </table:table-cell>
          <table:table-cell office:value-type="float" office:value="0.0534005234242209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table:formula="of:=[.G100]-[.E100]" office:value-type="float" office:value="-0.0334005234242209" calcext:value-type="float">
            <text:p>-0,033400523424221</text:p>
          </table:table-cell>
          <table:table-cell table:formula="of:=[.H100]-[.E100]" office:value-type="float" office:value="-0.0334005234242209" calcext:value-type="float">
            <text:p>-0,033400523424221</text:p>
          </table:table-cell>
          <table:table-cell table:formula="of:=[.I100]-[.$E100]" office:value-type="float" office:value="-0.0334005234242209" calcext:value-type="float">
            <text:p>-0,033400523424221</text:p>
          </table:table-cell>
          <table:table-cell table:number-columns-repeated="48"/>
        </table:table-row>
        <table:table-row table:style-name="ro2">
          <table:table-cell table:style-name="ce2" office:value-type="float" office:value="0.619" calcext:value-type="float">
            <text:p>0,6190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68</text:p>
          </table:table-cell>
          <table:table-cell table:formula="of:=(1/(1+[.A101]*[.C101]))" office:value-type="float" office:value="0.0232061635570408" calcext:value-type="float">
            <text:p>0,02</text:p>
          </table:table-cell>
          <table:table-cell office:value-type="float" office:value="0.0597978462878375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2" calcext:value-type="float">
            <text:p>0,12</text:p>
          </table:table-cell>
          <table:table-cell table:formula="of:=[.G101]-[.E101]" office:value-type="float" office:value="-0.0297978462878375" calcext:value-type="float">
            <text:p>-0,029797846287838</text:p>
          </table:table-cell>
          <table:table-cell table:formula="of:=[.H101]-[.E101]" office:value-type="float" office:value="-0.0097978462878375" calcext:value-type="float">
            <text:p>-0,009797846287838</text:p>
          </table:table-cell>
          <table:table-cell table:formula="of:=[.I101]-[.$E101]" office:value-type="float" office:value="0.0602021537121625" calcext:value-type="float">
            <text:p>0,060202153712163</text:p>
          </table:table-cell>
          <table:table-cell table:number-columns-repeated="48"/>
        </table:table-row>
        <table:table-row table:style-name="ro3">
          <table:table-cell table:number-columns-repeated="8"/>
          <table:table-cell table:style-name="ce1" office:value-type="string" calcext:value-type="string">
            <text:p>mean</text:p>
          </table:table-cell>
          <table:table-cell table:style-name="ce16" table:formula="of:=AVERAGE([.J2:.J101])" office:value-type="float" office:value="-0.0205003070284586" calcext:value-type="float">
            <text:p>-0,020500307028459</text:p>
          </table:table-cell>
          <table:table-cell table:style-name="ce16" table:formula="of:=AVERAGE([.K2:.K101])" office:value-type="float" office:value="0.00319969297154138" calcext:value-type="float">
            <text:p>0,003199692971541</text:p>
          </table:table-cell>
          <table:table-cell table:style-name="ce16" table:formula="of:=AVERAGE([.L2:.L101])" office:value-type="float" office:value="0.0233996929715414" calcext:value-type="float">
            <text:p>0,023399692971541</text:p>
          </table:table-cell>
          <table:table-cell table:number-columns-repeated="48"/>
        </table:table-row>
        <table:table-row table:style-name="ro3">
          <table:table-cell table:number-columns-repeated="8"/>
          <table:table-cell table:style-name="ce1" office:value-type="string" calcext:value-type="string">
            <text:p>sd</text:p>
          </table:table-cell>
          <table:table-cell table:style-name="ce16" table:formula="of:=STDEV([.J2:.J101])" office:value-type="float" office:value="0.0513213195863927" calcext:value-type="float">
            <text:p>0,051321319586393</text:p>
          </table:table-cell>
          <table:table-cell table:style-name="ce16" table:formula="of:=STDEV([.K2:.K101])" office:value-type="float" office:value="0.0439422561826555" calcext:value-type="float">
            <text:p>0,043942256182656</text:p>
          </table:table-cell>
          <table:table-cell table:style-name="ce16" table:formula="of:=STDEV([.L2:.L101])" office:value-type="float" office:value="0.0538648844762461" calcext:value-type="float">
            <text:p>0,053864884476246</text:p>
          </table:table-cell>
          <table:table-cell table:number-columns-repeated="48"/>
        </table:table-row>
        <table:table-row table:style-name="ro3">
          <table:table-cell table:number-columns-repeated="8"/>
          <table:table-cell table:style-name="ce1"/>
          <table:table-cell table:number-columns-repeated="51"/>
        </table:table-row>
        <table:table-row table:style-name="ro2" table:number-rows-repeated="1048471">
          <table:table-cell table:number-columns-repeated="60"/>
        </table:table-row>
        <table:table-row table:style-name="ro2">
          <table:table-cell table:number-columns-repeated="60"/>
        </table:table-row>
      </table:table>
      <table:named-expressions/>
      <table:database-ranges>
        <table:database-range table:name="__Anonymous_Sheet_DB__0" table:target-range-address="Foglio1.A1:Foglio1.B1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7" loext:min-decimal-places="17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5:50:39.04813321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2:42:11.562040875</meta:creation-date>
    <dc:date>2020-11-17T15:52:59.765183514</dc:date>
    <meta:editing-duration>PT1H55M36S</meta:editing-duration>
    <meta:editing-cycles>12</meta:editing-cycles>
    <meta:generator>LibreOffice/6.4.6.2$Linux_X86_64 LibreOffice_project/40$Build-2</meta:generator>
    <meta:document-statistic meta:table-count="1" meta:cell-count="1220" meta:object-count="0"/>
  </office:meta>
</office:document-meta>
</file>